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0"/>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0.661458333333333cm"/>
    </style:style>
    <style:style style:name="co2" style:family="table-column">
      <style:table-column-properties fo:break-before="auto" style:column-width="2.03729166666667cm"/>
    </style:style>
    <style:style style:name="co3" style:family="table-column">
      <style:table-column-properties fo:break-before="auto" style:column-width="10.8479166666667cm"/>
    </style:style>
    <style:style style:name="co4" style:family="table-column">
      <style:table-column-properties fo:break-before="auto" style:column-width="28.6014583333333cm"/>
    </style:style>
    <style:style style:name="co5" style:family="table-column">
      <style:table-column-properties fo:break-before="auto" style:column-width="27.1197916666667cm"/>
    </style:style>
    <style:style style:name="co6" style:family="table-column">
      <style:table-column-properties fo:break-before="auto" style:column-width="20.0025cm"/>
    </style:style>
    <style:style style:name="co7" style:family="table-column">
      <style:table-column-properties fo:break-before="auto" style:column-width="33.8666666666667cm"/>
    </style:style>
    <style:style style:name="co8" style:family="table-column">
      <style:table-column-properties fo:break-before="auto" style:column-width="10.3452083333333cm"/>
    </style:style>
    <style:style style:name="co9" style:family="table-column">
      <style:table-column-properties fo:break-before="auto" style:column-width="18.0445833333333cm"/>
    </style:style>
    <style:style style:name="co10" style:family="table-column">
      <style:table-column-properties fo:break-before="auto" style:column-width="15.795625cm"/>
    </style:style>
    <style:style style:name="co11" style:family="table-column">
      <style:table-column-properties fo:break-before="auto" style:column-width="18.0975cm"/>
    </style:style>
    <style:style style:name="co12" style:family="table-column">
      <style:table-column-properties fo:break-before="auto" style:column-width="18.7060416666667cm"/>
    </style:style>
    <style:style style:name="co13" style:family="table-column">
      <style:table-column-properties fo:break-before="auto" style:column-width="16.51cm"/>
    </style:style>
    <style:style style:name="co14" style:family="table-column">
      <style:table-column-properties fo:break-before="auto" style:column-width="15.0283333333333cm"/>
    </style:style>
    <style:style style:name="co15" style:family="table-column">
      <style:table-column-properties fo:break-before="auto" style:column-width="8.28145833333333cm"/>
    </style:style>
    <style:style style:name="co16" style:family="table-column">
      <style:table-column-properties fo:break-before="auto" style:column-width="5.76791666666667cm"/>
    </style:style>
    <style:style style:name="co17" style:family="table-column">
      <style:table-column-properties fo:break-before="auto" style:column-width="3.86291666666667cm"/>
    </style:style>
    <style:style style:name="co18" style:family="table-column">
      <style:table-column-properties fo:break-before="auto" style:column-width="3.36020833333333cm"/>
    </style:style>
    <style:style style:name="co19" style:family="table-column">
      <style:table-column-properties fo:break-before="auto" style:column-width="3.65125cm"/>
    </style:style>
    <style:style style:name="co20" style:family="table-column">
      <style:table-column-properties fo:break-before="auto" style:column-width="4.683125cm"/>
    </style:style>
    <style:style style:name="co21" style:family="table-column">
      <style:table-column-properties fo:break-before="auto" style:column-width="6.48229166666667cm"/>
    </style:style>
    <style:style style:name="co22" style:family="table-column">
      <style:table-column-properties fo:break-before="auto" style:column-width="10.556875cm"/>
    </style:style>
    <style:style style:name="co23" style:family="table-column">
      <style:table-column-properties fo:break-before="auto" style:column-width="26.6170833333333cm"/>
    </style:style>
    <style:style style:name="co24" style:family="table-column">
      <style:table-column-properties fo:break-before="auto" style:column-width="17.9916666666667cm"/>
    </style:style>
    <style:style style:name="co25" style:family="table-column">
      <style:table-column-properties fo:break-before="auto" style:column-width="10.95375cm"/>
    </style:style>
    <style:style style:name="co26" style:family="table-column">
      <style:table-column-properties fo:break-before="auto" style:column-width="9.10166666666667cm"/>
    </style:style>
    <style:style style:name="co27" style:family="table-column">
      <style:table-column-properties fo:break-before="auto" style:column-width="9.33979166666667cm"/>
    </style:style>
    <style:style style:name="co28" style:family="table-column">
      <style:table-column-properties fo:break-before="auto" style:column-width="4.1275cm"/>
    </style:style>
    <style:style style:name="co29" style:family="table-column">
      <style:table-column-properties fo:break-before="auto" style:column-width="6.85270833333333cm"/>
    </style:style>
    <style:style style:name="co30" style:family="table-column">
      <style:table-column-properties fo:break-before="auto" style:column-width="24.5797916666667cm"/>
    </style:style>
    <style:style style:name="co31" style:family="table-column">
      <style:table-column-properties fo:break-before="auto" style:column-width="32.8347916666667cm"/>
    </style:style>
    <style:style style:name="co32" style:family="table-column">
      <style:table-column-properties fo:break-before="auto" style:column-width="16.748125cm"/>
    </style:style>
    <style:style style:name="co33" style:family="table-column">
      <style:table-column-properties fo:break-before="auto" style:column-width="13.4672916666667cm"/>
    </style:style>
    <style:style style:name="co34" style:family="table-column">
      <style:table-column-properties fo:break-before="auto" style:column-width="6.08541666666667cm"/>
    </style:style>
    <style:style style:name="co35" style:family="table-column">
      <style:table-column-properties fo:break-before="auto" style:column-width="6.19125cm"/>
    </style:style>
    <style:style style:name="co36" style:family="table-column">
      <style:table-column-properties fo:break-before="auto" style:column-width="3.14854166666667cm"/>
    </style:style>
    <style:style style:name="co37" style:family="table-column">
      <style:table-column-properties fo:break-before="auto" style:column-width="6.72041666666667cm"/>
    </style:style>
    <style:style style:name="co38" style:family="table-column">
      <style:table-column-properties fo:break-before="auto" style:column-width="4.7625cm"/>
    </style:style>
    <style:style style:name="co39" style:family="table-column">
      <style:table-column-properties fo:break-before="auto" style:column-width="27.225625cm"/>
    </style:style>
    <style:style style:name="co40" style:family="table-column">
      <style:table-column-properties fo:break-before="auto" style:column-width="32.305625cm"/>
    </style:style>
    <style:style style:name="co41" style:family="table-column">
      <style:table-column-properties fo:break-before="auto" style:column-width="25.955625cm"/>
    </style:style>
    <style:style style:name="co42" style:family="table-column">
      <style:table-column-properties fo:break-before="auto" style:column-width="5.05354166666667cm"/>
    </style:style>
    <style:style style:name="co43" style:family="table-column">
      <style:table-column-properties fo:break-before="auto" style:column-width="4.73604166666667cm"/>
    </style:style>
    <style:style style:name="co44" style:family="table-column">
      <style:table-column-properties fo:break-before="auto" style:column-width="3.33375cm"/>
    </style:style>
    <style:style style:name="co45" style:family="table-column">
      <style:table-column-properties fo:break-before="auto" style:column-width="6.21770833333333cm"/>
    </style:style>
    <style:style style:name="co46" style:family="table-column">
      <style:table-column-properties fo:break-before="auto" style:column-width="29.4745833333333cm"/>
    </style:style>
    <style:style style:name="co47" style:family="table-column">
      <style:table-column-properties fo:break-before="auto" style:column-width="18.25625cm"/>
    </style:style>
    <style:style style:name="co48" style:family="table-column">
      <style:table-column-properties fo:break-before="auto" style:column-width="21.3254166666667cm"/>
    </style:style>
    <style:style style:name="co49" style:family="table-column">
      <style:table-column-properties fo:break-before="auto" style:column-width="4.97416666666667cm"/>
    </style:style>
    <style:style style:name="co50" style:family="table-column">
      <style:table-column-properties fo:break-before="auto" style:column-width="5.3975cm"/>
    </style:style>
    <style:style style:name="co51" style:family="table-column">
      <style:table-column-properties fo:break-before="auto" style:column-width="4.841875cm"/>
    </style:style>
    <style:style style:name="co52" style:family="table-column">
      <style:table-column-properties fo:break-before="auto" style:column-width="3.83645833333333cm"/>
    </style:style>
    <style:style style:name="co53" style:family="table-column">
      <style:table-column-properties fo:break-before="auto" style:column-width="5.13291666666667cm"/>
    </style:style>
    <style:style style:name="co54" style:family="table-column">
      <style:table-column-properties fo:break-before="auto" style:column-width="5.29166666666667cm"/>
    </style:style>
    <style:style style:name="co55" style:family="table-column">
      <style:table-column-properties fo:break-before="auto" style:column-width="4.25979166666667cm"/>
    </style:style>
    <style:style style:name="co56" style:family="table-column">
      <style:table-column-properties fo:break-before="auto" style:column-width="3.730625cm"/>
    </style:style>
    <style:style style:name="co57" style:family="table-column">
      <style:table-column-properties fo:break-before="auto" style:column-width="3.62479166666667cm"/>
    </style:style>
    <style:style style:name="co58" style:family="table-column">
      <style:table-column-properties fo:break-before="auto" style:column-width="3.78354166666667cm"/>
    </style:style>
    <style:style style:name="co59" style:family="table-column">
      <style:table-column-properties fo:break-before="auto" style:column-width="9.73666666666667cm"/>
    </style:style>
    <style:style style:name="co60" style:family="table-column">
      <style:table-column-properties fo:break-before="auto" style:column-width="9.94833333333333cm"/>
    </style:style>
    <style:style style:name="co61" style:family="table-column">
      <style:table-column-properties fo:break-before="auto" style:column-width="13.6789583333333cm"/>
    </style:style>
    <style:style style:name="co62" style:family="table-column">
      <style:table-column-properties fo:break-before="auto" style:column-width="29.3158333333333cm"/>
    </style:style>
    <style:style style:name="co63" style:family="table-column">
      <style:table-column-properties fo:break-before="auto" style:column-width="23.01875cm"/>
    </style:style>
    <style:style style:name="co64" style:family="table-column">
      <style:table-column-properties fo:break-before="auto" style:column-width="5.66208333333333cm"/>
    </style:style>
    <style:style style:name="co65" style:family="table-column">
      <style:table-column-properties fo:break-before="auto" style:column-width="17.5683333333333cm"/>
    </style:style>
    <style:style style:name="co66" style:family="table-column">
      <style:table-column-properties fo:break-before="auto" style:column-width="16.430625cm"/>
    </style:style>
    <style:style style:name="co67" style:family="table-column">
      <style:table-column-properties fo:break-before="auto" style:column-width="6.45583333333333cm"/>
    </style:style>
    <style:style style:name="co68" style:family="table-column">
      <style:table-column-properties fo:break-before="auto" style:column-width="6.35cm"/>
    </style:style>
    <style:style style:name="co69" style:family="table-column">
      <style:table-column-properties fo:break-before="auto" style:column-width="9.78958333333333cm"/>
    </style:style>
    <style:style style:name="co70" style:family="table-column">
      <style:table-column-properties fo:break-before="auto" style:column-width="29.7920833333333cm"/>
    </style:style>
    <style:style style:name="co71" style:family="table-column">
      <style:table-column-properties fo:break-before="auto" style:column-width="21.74875cm"/>
    </style:style>
    <style:style style:name="co72" style:family="table-column">
      <style:table-column-properties fo:break-before="auto" style:column-width="7.09083333333333cm"/>
    </style:style>
    <style:style style:name="co73" style:family="table-column">
      <style:table-column-properties fo:break-before="auto" style:column-width="26.8022916666667cm"/>
    </style:style>
    <style:style style:name="co74" style:family="table-column">
      <style:table-column-properties fo:break-before="auto" style:column-width="9.07520833333333cm"/>
    </style:style>
    <style:style style:name="co75" style:family="table-column">
      <style:table-column-properties fo:break-before="auto" style:column-width="22.4102083333333cm"/>
    </style:style>
    <style:style style:name="co76" style:family="table-column">
      <style:table-column-properties fo:break-before="auto" style:column-width="22.145625cm"/>
    </style:style>
    <style:style style:name="co77" style:family="table-column">
      <style:table-column-properties fo:break-before="auto" style:column-width="16.35125cm"/>
    </style:style>
    <style:style style:name="co78" style:family="table-column">
      <style:table-column-properties fo:break-before="auto" style:column-width="24.8708333333333cm"/>
    </style:style>
    <style:style style:name="co79" style:family="table-column">
      <style:table-column-properties fo:break-before="auto" style:column-width="25.55875cm"/>
    </style:style>
    <style:style style:name="co80" style:family="table-column">
      <style:table-column-properties fo:break-before="auto" style:column-width="2.67229166666667cm"/>
    </style:style>
    <style:style style:name="co81" style:family="table-column">
      <style:table-column-properties fo:break-before="auto" style:column-width="1.56104166666667cm"/>
    </style:style>
    <style:style style:name="co82" style:family="table-column">
      <style:table-column-properties fo:break-before="auto" style:column-width="4.41854166666667cm"/>
    </style:style>
    <style:style style:name="co83" style:family="table-column">
      <style:table-column-properties fo:break-before="auto" style:column-width="2.56645833333333cm"/>
    </style:style>
    <style:style style:name="co84" style:family="table-column">
      <style:table-column-properties fo:break-before="auto" style:column-width="1.61395833333333cm"/>
    </style:style>
    <style:style style:name="co85" style:family="table-column">
      <style:table-column-properties fo:break-before="auto" style:column-width="1.77270833333333cm"/>
    </style:style>
    <style:style style:name="co86" style:family="table-column">
      <style:table-column-properties fo:break-before="auto" style:column-width="4.07458333333333cm"/>
    </style:style>
    <style:style style:name="co87" style:family="table-column">
      <style:table-column-properties fo:break-before="auto" style:column-width="1.45520833333333cm"/>
    </style:style>
    <style:style style:name="ro1" style:family="table-row">
      <style:table-row-properties style:row-height="13pt" style:use-optimal-row-height="true" fo:break-before="auto"/>
    </style:style>
    <style:style style:name="ro2" style:family="table-row">
      <style:table-row-properties style:row-height="109.75pt" style:use-optimal-row-height="false" fo:break-before="auto"/>
    </style:style>
    <style:style style:name="ro3" style:family="table-row">
      <style:table-row-properties style:row-height="126pt" style:use-optimal-row-height="true" fo:break-before="auto"/>
    </style:style>
    <style:style style:name="ro4" style:family="table-row">
      <style:table-row-properties style:row-height="78.25pt" style:use-optimal-row-height="false" fo:break-before="auto"/>
    </style:style>
    <style:style style:name="ro5" style:family="table-row">
      <style:table-row-properties style:row-height="12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2025-06-17-Rohdaten_von_Umfrage"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7"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6" table:default-cell-style-name="ce1"/>
        <table:table-column table:style-name="co7" table:default-cell-style-name="ce1"/>
        <table:table-column table:style-name="co22" table:default-cell-style-name="ce1"/>
        <table:table-column table:style-name="co23" table:default-cell-style-name="ce1"/>
        <table:table-column table:style-name="co7"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2" table:default-cell-style-name="ce1"/>
        <table:table-column table:style-name="co30" table:default-cell-style-name="ce1"/>
        <table:table-column table:style-name="co31" table:default-cell-style-name="ce1"/>
        <table:table-column table:style-name="co3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5" table:default-cell-style-name="ce1"/>
        <table:table-column table:style-name="co6" table:default-cell-style-name="ce1"/>
        <table:table-column table:style-name="co7" table:default-cell-style-name="ce1"/>
        <table:table-column table:style-name="co22" table:default-cell-style-name="ce1"/>
        <table:table-column table:style-name="co40" table:default-cell-style-name="ce1"/>
        <table:table-column table:style-name="co7" table:default-cell-style-name="ce1"/>
        <table:table-column table:style-name="co41"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33" table:default-cell-style-name="ce1"/>
        <table:table-column table:style-name="co42" table:default-cell-style-name="ce1"/>
        <table:table-column table:style-name="co43" table:default-cell-style-name="ce1"/>
        <table:table-column table:style-name="co44" table:default-cell-style-name="ce1"/>
        <table:table-column table:style-name="co20" table:default-cell-style-name="ce1"/>
        <table:table-column table:style-name="co45" table:default-cell-style-name="ce1"/>
        <table:table-column table:style-name="co4" table:default-cell-style-name="ce1"/>
        <table:table-column table:style-name="co5" table:default-cell-style-name="ce1"/>
        <table:table-column table:style-name="co6" table:default-cell-style-name="ce1"/>
        <table:table-column table:style-name="co46" table:default-cell-style-name="ce1"/>
        <table:table-column table:style-name="co22" table:default-cell-style-name="ce1"/>
        <table:table-column table:style-name="co47" table:default-cell-style-name="ce1"/>
        <table:table-column table:style-name="co31" table:default-cell-style-name="ce1"/>
        <table:table-column table:style-name="co48"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33"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2" table:default-cell-style-name="ce1"/>
        <table:table-column table:style-name="co47" table:default-cell-style-name="ce1"/>
        <table:table-column table:style-name="co7" table:default-cell-style-name="ce1"/>
        <table:table-column table:style-name="co54"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33" table:default-cell-style-name="ce1"/>
        <table:table-column table:style-name="co55" table:default-cell-style-name="ce1"/>
        <table:table-column table:style-name="co56" table:default-cell-style-name="ce1"/>
        <table:table-column table:style-name="co57" table:default-cell-style-name="ce1"/>
        <table:table-column table:style-name="co56" table:default-cell-style-name="ce1"/>
        <table:table-column table:style-name="co28" table:default-cell-style-name="ce1"/>
        <table:table-column table:style-name="co58" table:default-cell-style-name="ce1"/>
        <table:table-column table:style-name="co59" table:default-cell-style-name="ce1"/>
        <table:table-column table:style-name="co60" table:default-cell-style-name="ce1"/>
        <table:table-column table:style-name="co61" table:default-cell-style-name="ce1"/>
        <table:table-column table:style-name="co62" table:default-cell-style-name="ce1"/>
        <table:table-column table:style-name="co63" table:default-cell-style-name="ce1"/>
        <table:table-column table:style-name="co64" table:number-columns-repeated="2" table:default-cell-style-name="ce1"/>
        <table:table-column table:style-name="co65" table:default-cell-style-name="ce1"/>
        <table:table-column table:style-name="co66"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67" table:default-cell-style-name="ce1"/>
        <table:table-column table:style-name="co71" table:default-cell-style-name="ce1"/>
        <table:table-column table:style-name="co72" table:default-cell-style-name="ce1"/>
        <table:table-column table:style-name="co41" table:default-cell-style-name="ce1"/>
        <table:table-column table:style-name="co73" table:default-cell-style-name="ce1"/>
        <table:table-column table:style-name="co74" table:number-columns-repeated="2" table:default-cell-style-name="ce1"/>
        <table:table-column table:style-name="co75" table:default-cell-style-name="ce1"/>
        <table:table-column table:style-name="co76" table:default-cell-style-name="ce1"/>
        <table:table-column table:style-name="co7" table:number-columns-repeated="2" table:default-cell-style-name="ce1"/>
        <table:table-column table:style-name="co77" table:default-cell-style-name="ce1"/>
        <table:table-column table:style-name="co78" table:default-cell-style-name="ce1"/>
        <table:table-column table:style-name="co7" table:default-cell-style-name="ce1"/>
        <table:table-column table:style-name="co79" table:default-cell-style-name="ce1"/>
        <table:table-column table:style-name="co7" table:default-cell-style-name="ce1"/>
        <table:table-column table:style-name="co2" table:default-cell-style-name="ce1"/>
        <table:table-column table:style-name="co80" table:default-cell-style-name="ce1"/>
        <table:table-column table:style-name="co81" table:default-cell-style-name="ce1"/>
        <table:table-column table:style-name="co82" table:default-cell-style-name="ce1"/>
        <table:table-column table:style-name="co83" table:default-cell-style-name="ce1"/>
        <table:table-column table:style-name="co84" table:default-cell-style-name="ce1"/>
        <table:table-column table:style-name="co2" table:number-columns-repeated="2" table:default-cell-style-name="ce1"/>
        <table:table-column table:style-name="co85" table:default-cell-style-name="ce1"/>
        <table:table-column table:style-name="co17" table:number-columns-repeated="9" table:default-cell-style-name="ce1"/>
        <table:table-column table:style-name="co86" table:default-cell-style-name="ce1"/>
        <table:table-column table:style-name="co87" table:number-columns-repeated="16218" table:default-cell-style-name="ce1"/>
        <table:table-row table:style-name="ro1">
          <table:table-cell office:value-type="string" table:style-name="ce1">
            <text:p>ID</text:p>
          </table:table-cell>
          <table:table-cell table:style-name="ce1"/>
          <table:table-cell office:value-type="string" table:style-name="ce1">
            <text:p>Frage 1 - Bitte geben Sie zu Beginn ihren Vor- und Nachnamen an:</text:p>
          </table:table-cell>
          <table:table-cell office:value-type="string" table:style-name="ce1">
            <text:p>Frage 2 - 1.a) Genauigkeit der Daten (i.S.v. Daten- und Inhaltsqualität – Korrektheit, Exaktheit):</text:p>
          </table:table-cell>
          <table:table-cell office:value-type="string" table:style-name="ce1">
            <text:p>Frage 3 - 1.b) Relevanz und Fokus der Themenfelder:</text:p>
          </table:table-cell>
          <table:table-cell office:value-type="string" table:style-name="ce1">
            <text:p>Frage 4 - 1.c) Struktur und Organisation des Berichts</text:p>
          </table:table-cell>
          <table:table-cell office:value-type="string" table:style-name="ce1">
            <text:p>Frage 5 - 1.d) Flüssigkeit - Lesbarkeit, Verständlichkeit, Lesefluss:</text:p>
          </table:table-cell>
          <table:table-cell office:value-type="string" table:style-name="ce1">
            <text:p>Frage 6 - 1.e) Allgemeine Qualität des LLM generierten Berichts</text:p>
          </table:table-cell>
          <table:table-cell office:value-type="string" table:style-name="ce1">
            <text:p>Frage 7 - 1.f) Problemfelder - Welche größeren Probleme oder Schwachstellen sehen Sie im generierten Bericht?</text:p>
          </table:table-cell>
          <table:table-cell office:value-type="string" table:style-name="ce1">
            <text:p>Frage 7 - 1.f) Problemfelder - Gibt es inhaltliche, strukturelle oder sprachliche Aspekte, die Ihrer Meinung nach zwingend verbessert werden müssen? Bitte erläutern Sie konkret, was geändert werden sollte:</text:p>
          </table:table-cell>
          <table:table-cell office:value-type="string" table:style-name="ce1">
            <text:p>Frage 8 - 1.g) Produktionsreife</text:p>
          </table:table-cell>
          <table:table-cell office:value-type="string" table:style-name="ce1">
            <text:p>Frage 9 - 1.h) Produktionsreife</text:p>
          </table:table-cell>
          <table:table-cell office:value-type="string" table:style-name="ce1">
            <text:p>Frage 10 - 1.i) Berichtsvariationen (Multiple Choice) - Ja, es konnten inhaltlich bessere Ergebnisse erzielt werden</text:p>
          </table:table-cell>
          <table:table-cell office:value-type="string" table:style-name="ce1">
            <text:p>Frage 10 - 1.i) Berichtsvariationen (Multiple Choice) - Ja, der Vergleich der Varianten hat die Entscheidung erleichtert</text:p>
          </table:table-cell>
          <table:table-cell office:value-type="string" table:style-name="ce1">
            <text:p>Frage 10 - 1.i) Berichtsvariationen (Multiple Choice) - Ja, es wurde ein höheres Qualitätsniveau erreicht</text:p>
          </table:table-cell>
          <table:table-cell office:value-type="string" table:style-name="ce1">
            <text:p>Frage 10 - 1.i) Berichtsvariationen (Multiple Choice) - Nein, es gab keinen erkennbaren Vorteil</text:p>
          </table:table-cell>
          <table:table-cell office:value-type="string" table:style-name="ce1">
            <text:p>Frage 10 - 1.i) Berichtsvariationen (Multiple Choice) - Keine Angabe / nicht bewertet</text:p>
          </table:table-cell>
          <table:table-cell office:value-type="string" table:style-name="ce1">
            <text:p>Frage 11 - 1.i) Berichtsvariationen - Absatz Einleitung:</text:p>
          </table:table-cell>
          <table:table-cell office:value-type="string" table:style-name="ce1">
            <text:p>Frage 11 - 1.i) Berichtsvariationen - Absatz Temperatur:</text:p>
          </table:table-cell>
          <table:table-cell office:value-type="string" table:style-name="ce1">
            <text:p>Frage 11 - 1.i) Berichtsvariationen - Absatz Niederschlag:</text:p>
          </table:table-cell>
          <table:table-cell office:value-type="string" table:style-name="ce1">
            <text:p>Frage 11 - 1.i) Berichtsvariationen - Absatz Sonnenscheindauer:</text:p>
          </table:table-cell>
          <table:table-cell office:value-type="string" table:style-name="ce1">
            <text:p>Frage 11 - 1.i) Berichtsvariationen - Absatz Stationsvergleich:</text:p>
          </table:table-cell>
          <table:table-cell office:value-type="string" table:style-name="ce1">
            <text:p>Frage 12 - 2.a) Genauigkeit der Daten (i.S.v. Daten- und Inhaltsqualität – Korrektheit, Exaktheit):</text:p>
          </table:table-cell>
          <table:table-cell office:value-type="string" table:style-name="ce1">
            <text:p>Frage 13 - 2.b) Relevanz und Fokus der Themenfelder:</text:p>
          </table:table-cell>
          <table:table-cell office:value-type="string" table:style-name="ce1">
            <text:p>Frage 14 - 2.c) Struktur und Organisation des Berichts</text:p>
          </table:table-cell>
          <table:table-cell office:value-type="string" table:style-name="ce1">
            <text:p>Frage 15 - 2.d) Flüssigkeit - Lesbarkeit, Verständlichkeit, Lesefluss:</text:p>
          </table:table-cell>
          <table:table-cell office:value-type="string" table:style-name="ce1">
            <text:p>Frage 16 - 2.e) Allgemeine Qualität des LLM generierten Berichts</text:p>
          </table:table-cell>
          <table:table-cell office:value-type="string" table:style-name="ce1">
            <text:p>Frage 17 - 2.f) Problemfelder - Welche größeren Probleme oder Schwachstellen sehen Sie im generierten Bericht?</text:p>
          </table:table-cell>
          <table:table-cell office:value-type="string" table:style-name="ce1">
            <text:p>Frage 17 - 2.f) Problemfelder - Gibt es inhaltliche, strukturelle oder sprachliche Aspekte, die Ihrer Meinung nach zwingend verbessert werden müssen? Bitte erläutern Sie konkret, was geändert werden sollte:</text:p>
          </table:table-cell>
          <table:table-cell office:value-type="string" table:style-name="ce1">
            <text:p>Frage 18 - 2.g) Produktionsreife</text:p>
          </table:table-cell>
          <table:table-cell office:value-type="string" table:style-name="ce1">
            <text:p>Frage 19 - 2.h) Produktionsreife</text:p>
          </table:table-cell>
          <table:table-cell office:value-type="string" table:style-name="ce1">
            <text:p>Frage 20 - 2.i) Berichtsvariationen (Multiple Choice) - Ja, es konnten inhaltlich bessere Ergebnisse erzielt werden</text:p>
          </table:table-cell>
          <table:table-cell office:value-type="string" table:style-name="ce1">
            <text:p>Frage 20 - 2.i) Berichtsvariationen (Multiple Choice) - Ja, der Vergleich der Varianten hat die Entscheidung erleichtert</text:p>
          </table:table-cell>
          <table:table-cell office:value-type="string" table:style-name="ce1">
            <text:p>Frage 20 - 2.i) Berichtsvariationen (Multiple Choice) - Ja, es wurde ein höheres Qualitätsniveau erreicht</text:p>
          </table:table-cell>
          <table:table-cell office:value-type="string" table:style-name="ce1">
            <text:p>Frage 20 - 2.i) Berichtsvariationen (Multiple Choice) - Nein, es gab keinen erkennbaren Vorteil</text:p>
          </table:table-cell>
          <table:table-cell office:value-type="string" table:style-name="ce1">
            <text:p>Frage 20 - 2.i) Berichtsvariationen (Multiple Choice) - Keine Angabe / nicht bewertet</text:p>
          </table:table-cell>
          <table:table-cell office:value-type="string" table:style-name="ce1">
            <text:p>Frage 21 - 2.i) Berichtsvariationen - Absatz Einleitung:</text:p>
          </table:table-cell>
          <table:table-cell office:value-type="string" table:style-name="ce1">
            <text:p>Frage 21 - 2.i) Berichtsvariationen - Absatz Temperatur:</text:p>
          </table:table-cell>
          <table:table-cell office:value-type="string" table:style-name="ce1">
            <text:p>Frage 21 - 2.i) Berichtsvariationen - Absatz Niederschlag:</text:p>
          </table:table-cell>
          <table:table-cell office:value-type="string" table:style-name="ce1">
            <text:p>Frage 21 - 2.i) Berichtsvariationen - Absatz Sonnenscheindauer:</text:p>
          </table:table-cell>
          <table:table-cell office:value-type="string" table:style-name="ce1">
            <text:p>Frage 21 - 2.i) Berichtsvariationen - Absatz Stationsvergleich:</text:p>
          </table:table-cell>
          <table:table-cell office:value-type="string" table:style-name="ce1">
            <text:p>Frage 22 - 3.a) Genauigkeit der Daten (i.S.v. Daten- und Inhaltsqualität – Korrektheit, Exaktheit):</text:p>
          </table:table-cell>
          <table:table-cell office:value-type="string" table:style-name="ce1">
            <text:p>Frage 23 - 3.b) Relevanz und Fokus der Themenfelder:</text:p>
          </table:table-cell>
          <table:table-cell office:value-type="string" table:style-name="ce1">
            <text:p>Frage 24 - 3.c) Struktur und Organisation des Berichts</text:p>
          </table:table-cell>
          <table:table-cell office:value-type="string" table:style-name="ce1">
            <text:p>Frage 25 - 3.d) Flüssigkeit - Lesbarkeit, Verständlichkeit, Lesefluss:</text:p>
          </table:table-cell>
          <table:table-cell office:value-type="string" table:style-name="ce1">
            <text:p>Frage 26 - 3.e) Allgemeine Qualität des LLM generierten Berichts</text:p>
          </table:table-cell>
          <table:table-cell office:value-type="string" table:style-name="ce1">
            <text:p>Frage 27 - 3.f) Problemfelder - Welche größeren Probleme oder Schwachstellen sehen Sie im generierten Bericht?</text:p>
          </table:table-cell>
          <table:table-cell office:value-type="string" table:style-name="ce1">
            <text:p>Frage 27 - 3.f) Problemfelder - Gibt es inhaltliche, strukturelle oder sprachliche Aspekte, die Ihrer Meinung nach zwingend verbessert werden müssen? Bitte erläutern Sie konkret, was geändert werden sollte:</text:p>
          </table:table-cell>
          <table:table-cell office:value-type="string" table:style-name="ce1">
            <text:p>Frage 28 - 3.g) Produktionsreife</text:p>
          </table:table-cell>
          <table:table-cell office:value-type="string" table:style-name="ce1">
            <text:p>Frage 29 - 3.h) Produktionsreife</text:p>
          </table:table-cell>
          <table:table-cell office:value-type="string" table:style-name="ce1">
            <text:p>Frage 30 - 3.i) Berichtsvariationen (Multiple Choice) - Ja, es konnten inhaltlich bessere Ergebnisse erzielt werden</text:p>
          </table:table-cell>
          <table:table-cell office:value-type="string" table:style-name="ce1">
            <text:p>Frage 30 - 3.i) Berichtsvariationen (Multiple Choice) - Ja, der Vergleich der Varianten hat die Entscheidung erleichtert</text:p>
          </table:table-cell>
          <table:table-cell office:value-type="string" table:style-name="ce1">
            <text:p>Frage 30 - 3.i) Berichtsvariationen (Multiple Choice) - Ja, es wurde ein höheres Qualitätsniveau erreicht</text:p>
          </table:table-cell>
          <table:table-cell office:value-type="string" table:style-name="ce1">
            <text:p>Frage 30 - 3.i) Berichtsvariationen (Multiple Choice) - Nein, es gab keinen erkennbaren Vorteil</text:p>
          </table:table-cell>
          <table:table-cell office:value-type="string" table:style-name="ce1">
            <text:p>Frage 30 - 3.i) Berichtsvariationen (Multiple Choice) - Keine Angabe / nicht bewertet</text:p>
          </table:table-cell>
          <table:table-cell office:value-type="string" table:style-name="ce1">
            <text:p>Frage 31 - 3.i) Berichtsvariationen - Absatz Einleitung:</text:p>
          </table:table-cell>
          <table:table-cell office:value-type="string" table:style-name="ce1">
            <text:p>Frage 31 - 3.i) Berichtsvariationen - Absatz Temperatur:</text:p>
          </table:table-cell>
          <table:table-cell office:value-type="string" table:style-name="ce1">
            <text:p>Frage 31 - 3.i) Berichtsvariationen - Absatz Niederschlag:</text:p>
          </table:table-cell>
          <table:table-cell office:value-type="string" table:style-name="ce1">
            <text:p>Frage 31 - 3.i) Berichtsvariationen - Absatz Sonnenscheindauer:</text:p>
          </table:table-cell>
          <table:table-cell office:value-type="string" table:style-name="ce1">
            <text:p>Frage 31 - 3.i) Berichtsvariationen - Absatz Stationsvergleich:</text:p>
          </table:table-cell>
          <table:table-cell office:value-type="string" table:style-name="ce1">
            <text:p>Frage 32 - 4.a) Genauigkeit der Daten (i.S.v. Daten- und Inhaltsqualität – Korrektheit, Exaktheit):</text:p>
          </table:table-cell>
          <table:table-cell office:value-type="string" table:style-name="ce1">
            <text:p>Frage 33 - 4.b) Relevanz und Fokus der Themenfelder:</text:p>
          </table:table-cell>
          <table:table-cell office:value-type="string" table:style-name="ce1">
            <text:p>Frage 34 - 4.c) Struktur und Organisation des Berichts</text:p>
          </table:table-cell>
          <table:table-cell office:value-type="string" table:style-name="ce1">
            <text:p>Frage 35 - 4.d) Flüssigkeit - Lesbarkeit, Verständlichkeit, Lesefluss:</text:p>
          </table:table-cell>
          <table:table-cell office:value-type="string" table:style-name="ce1">
            <text:p>Frage 36 - 4.e) Allgemeine Qualität des LLM generierten Berichts</text:p>
          </table:table-cell>
          <table:table-cell office:value-type="string" table:style-name="ce1">
            <text:p>Frage 37 - 4.f) Problemfelder - Welche größeren Probleme oder Schwachstellen sehen Sie im generierten Bericht?</text:p>
          </table:table-cell>
          <table:table-cell office:value-type="string" table:style-name="ce1">
            <text:p>Frage 37 - 4.f) Problemfelder - Gibt es inhaltliche, strukturelle oder sprachliche Aspekte, die Ihrer Meinung nach zwingend verbessert werden müssen? Bitte erläutern Sie konkret, was geändert werden sollte:</text:p>
          </table:table-cell>
          <table:table-cell office:value-type="string" table:style-name="ce1">
            <text:p>Frage 38 - 4.g) Produktionsreife</text:p>
          </table:table-cell>
          <table:table-cell office:value-type="string" table:style-name="ce1">
            <text:p>Frage 39 - 4.h) Produktionsreife</text:p>
          </table:table-cell>
          <table:table-cell office:value-type="string" table:style-name="ce1">
            <text:p>Frage 40 - 4.i) Berichtsvariationen (Multiple Choice) - Ja, es konnten inhaltlich bessere Ergebnisse erzielt werden</text:p>
          </table:table-cell>
          <table:table-cell office:value-type="string" table:style-name="ce1">
            <text:p>Frage 40 - 4.i) Berichtsvariationen (Multiple Choice) - Ja, der Vergleich der Varianten hat die Entscheidung erleichtert</text:p>
          </table:table-cell>
          <table:table-cell office:value-type="string" table:style-name="ce1">
            <text:p>Frage 40 - 4.i) Berichtsvariationen (Multiple Choice) - Ja, es wurde ein höheres Qualitätsniveau erreicht</text:p>
          </table:table-cell>
          <table:table-cell office:value-type="string" table:style-name="ce1">
            <text:p>Frage 40 - 4.i) Berichtsvariationen (Multiple Choice) - Nein, es gab keinen erkennbaren Vorteil</text:p>
          </table:table-cell>
          <table:table-cell office:value-type="string" table:style-name="ce1">
            <text:p>Frage 40 - 4.i) Berichtsvariationen (Multiple Choice) - Keine Angabe / nicht bewertet</text:p>
          </table:table-cell>
          <table:table-cell office:value-type="string" table:style-name="ce1">
            <text:p>Frage 41 - 4.i) Berichtsvariationen - Absatz Einleitung:</text:p>
          </table:table-cell>
          <table:table-cell office:value-type="string" table:style-name="ce1">
            <text:p>Frage 41 - 4.i) Berichtsvariationen - Absatz Temperatur:</text:p>
          </table:table-cell>
          <table:table-cell office:value-type="string" table:style-name="ce1">
            <text:p>Frage 41 - 4.i) Berichtsvariationen - Absatz Niederschlag:</text:p>
          </table:table-cell>
          <table:table-cell office:value-type="string" table:style-name="ce1">
            <text:p>Frage 41 - 4.i) Berichtsvariationen - Absatz Sonnenscheindauer:</text:p>
          </table:table-cell>
          <table:table-cell office:value-type="string" table:style-name="ce1">
            <text:p>Frage 41 - 4.i) Berichtsvariationen - Absatz Stationsvergleich:</text:p>
          </table:table-cell>
          <table:table-cell office:value-type="string" table:style-name="ce1">
            <text:p>Frage 42 - 5.a) Genauigkeit der Daten (i.S.v. Daten- und Inhaltsqualität – Korrektheit, Exaktheit):</text:p>
          </table:table-cell>
          <table:table-cell office:value-type="string" table:style-name="ce1">
            <text:p>Frage 43 - 5.b) Relevanz und Fokus der Themenfelder:</text:p>
          </table:table-cell>
          <table:table-cell office:value-type="string" table:style-name="ce1">
            <text:p>Frage 44 - 5.c) Struktur und Organisation des Berichts</text:p>
          </table:table-cell>
          <table:table-cell office:value-type="string" table:style-name="ce1">
            <text:p>Frage 45 - 5.d) Flüssigkeit - Lesbarkeit, Verständlichkeit, Lesefluss:</text:p>
          </table:table-cell>
          <table:table-cell office:value-type="string" table:style-name="ce1">
            <text:p>Frage 46 - 5.e) Allgemeine Qualität des LLM generierten Berichts</text:p>
          </table:table-cell>
          <table:table-cell office:value-type="string" table:style-name="ce1">
            <text:p>Frage 47 - 5.f) Problemfelder - Welche größeren Probleme oder Schwachstellen sehen Sie im generierten Bericht?</text:p>
          </table:table-cell>
          <table:table-cell office:value-type="string" table:style-name="ce1">
            <text:p>Frage 47 - 5.f) Problemfelder - Gibt es inhaltliche, strukturelle oder sprachliche Aspekte, die Ihrer Meinung nach zwingend verbessert werden müssen? Bitte erläutern Sie konkret, was geändert werden sollte:</text:p>
          </table:table-cell>
          <table:table-cell office:value-type="string" table:style-name="ce1">
            <text:p>Frage 48 - 5.g) Produktionsreife</text:p>
          </table:table-cell>
          <table:table-cell office:value-type="string" table:style-name="ce1">
            <text:p>Frage 49 - 5.h) Produktionsreife</text:p>
          </table:table-cell>
          <table:table-cell office:value-type="string" table:style-name="ce1">
            <text:p>Frage 50 - 5.i) Berichtsvariationen (Multiple Choice) - Ja, es konnten inhaltlich bessere Ergebnisse erzielt werden</text:p>
          </table:table-cell>
          <table:table-cell office:value-type="string" table:style-name="ce1">
            <text:p>Frage 50 - 5.i) Berichtsvariationen (Multiple Choice) - Ja, der Vergleich der Varianten hat die Entscheidung erleichtert</text:p>
          </table:table-cell>
          <table:table-cell office:value-type="string" table:style-name="ce1">
            <text:p>Frage 50 - 5.i) Berichtsvariationen (Multiple Choice) - Ja, es wurde ein höheres Qualitätsniveau erreicht</text:p>
          </table:table-cell>
          <table:table-cell office:value-type="string" table:style-name="ce1">
            <text:p>Frage 50 - 5.i) Berichtsvariationen (Multiple Choice) - Nein, es gab keinen erkennbaren Vorteil</text:p>
          </table:table-cell>
          <table:table-cell office:value-type="string" table:style-name="ce1">
            <text:p>Frage 50 - 5.i) Berichtsvariationen (Multiple Choice) - Keine Angabe / nicht bewertet</text:p>
          </table:table-cell>
          <table:table-cell office:value-type="string" table:style-name="ce1">
            <text:p>Frage 51 - 5.i) Berichtsvariationen - Absatz Einleitung:</text:p>
          </table:table-cell>
          <table:table-cell office:value-type="string" table:style-name="ce1">
            <text:p>Frage 51 - 5.i) Berichtsvariationen - Absatz Temperatur:</text:p>
          </table:table-cell>
          <table:table-cell office:value-type="string" table:style-name="ce1">
            <text:p>Frage 51 - 5.i) Berichtsvariationen - Absatz Niederschlag:</text:p>
          </table:table-cell>
          <table:table-cell office:value-type="string" table:style-name="ce1">
            <text:p>Frage 51 - 5.i) Berichtsvariationen - Absatz Sonnenscheindauer:</text:p>
          </table:table-cell>
          <table:table-cell office:value-type="string" table:style-name="ce1">
            <text:p>Frage 51 - 5.i) Berichtsvariationen - Absatz Stationsvergleich:</text:p>
          </table:table-cell>
          <table:table-cell office:value-type="string" table:style-name="ce1">
            <text:p>Frage 52 - 6.a) Genauigkeit der Daten (i.S.v. Daten- und Inhaltsqualität – Korrektheit, Exaktheit):</text:p>
          </table:table-cell>
          <table:table-cell office:value-type="string" table:style-name="ce1">
            <text:p>Frage 53 - 6.b) Relevanz und Fokus der Themenfelder:</text:p>
          </table:table-cell>
          <table:table-cell office:value-type="string" table:style-name="ce1">
            <text:p>Frage 54 - 6.c) Struktur und Organisation des Berichts</text:p>
          </table:table-cell>
          <table:table-cell office:value-type="string" table:style-name="ce1">
            <text:p>Frage 55 - 6.d) Flüssigkeit - Lesbarkeit, Verständlichkeit, Lesefluss:</text:p>
          </table:table-cell>
          <table:table-cell office:value-type="string" table:style-name="ce1">
            <text:p>Frage 56 - 6.e) Allgemeine Qualität des LLM generierten Berichts</text:p>
          </table:table-cell>
          <table:table-cell office:value-type="string" table:style-name="ce1">
            <text:p>Frage 57 - 6.f) Problemfelder - Welche größeren Probleme oder Schwachstellen sehen Sie im generierten Bericht?</text:p>
          </table:table-cell>
          <table:table-cell office:value-type="string" table:style-name="ce1">
            <text:p>Frage 57 - 6.f) Problemfelder - Gibt es inhaltliche, strukturelle oder sprachliche Aspekte, die Ihrer Meinung nach zwingend verbessert werden müssen? Bitte erläutern Sie konkret, was geändert werden sollte:</text:p>
          </table:table-cell>
          <table:table-cell office:value-type="string" table:style-name="ce1">
            <text:p>Frage 58 - 6.g) Produktionsreife</text:p>
          </table:table-cell>
          <table:table-cell office:value-type="string" table:style-name="ce1">
            <text:p>Frage 59 - 6.h) Produktionsreife</text:p>
          </table:table-cell>
          <table:table-cell office:value-type="string" table:style-name="ce1">
            <text:p>Frage 60 - 6.i) Berichtsvariationen (Multiple Choice) - Ja, es konnten inhaltlich bessere Ergebnisse erzielt werden</text:p>
          </table:table-cell>
          <table:table-cell office:value-type="string" table:style-name="ce1">
            <text:p>Frage 60 - 6.i) Berichtsvariationen (Multiple Choice) - Ja, der Vergleich der Varianten hat die Entscheidung erleichtert</text:p>
          </table:table-cell>
          <table:table-cell office:value-type="string" table:style-name="ce1">
            <text:p>Frage 60 - 6.i) Berichtsvariationen (Multiple Choice) - Ja, es wurde ein höheres Qualitätsniveau erreicht</text:p>
          </table:table-cell>
          <table:table-cell office:value-type="string" table:style-name="ce1">
            <text:p>Frage 60 - 6.i) Berichtsvariationen (Multiple Choice) - Nein, es gab keinen erkennbaren Vorteil</text:p>
          </table:table-cell>
          <table:table-cell office:value-type="string" table:style-name="ce1">
            <text:p>Frage 60 - 6.i) Berichtsvariationen (Multiple Choice) - Keine Angabe / nicht bewertet</text:p>
          </table:table-cell>
          <table:table-cell office:value-type="string" table:style-name="ce1">
            <text:p>Frage 61 - 6.i) Berichtsvariationen - Absatz Einleitung:</text:p>
          </table:table-cell>
          <table:table-cell office:value-type="string" table:style-name="ce1">
            <text:p>Frage 61 - 6.i) Berichtsvariationen - Absatz Temperatur:</text:p>
          </table:table-cell>
          <table:table-cell office:value-type="string" table:style-name="ce1">
            <text:p>Frage 61 - 6.i) Berichtsvariationen - Absatz Niederschlag:</text:p>
          </table:table-cell>
          <table:table-cell office:value-type="string" table:style-name="ce1">
            <text:p>Frage 61 - 6.i) Berichtsvariationen - Absatz Sonnenscheindauer:</text:p>
          </table:table-cell>
          <table:table-cell office:value-type="string" table:style-name="ce1">
            <text:p>Frage 61 - 6.i) Berichtsvariationen - Absatz Stationsvergleich:</text:p>
          </table:table-cell>
          <table:table-cell office:value-type="string" table:style-name="ce1">
            <text:p>Frage 62 - 7.a) Modus</text:p>
          </table:table-cell>
          <table:table-cell office:value-type="string" table:style-name="ce1">
            <text:p>Frage 63 - 7.b) Anzahl der Iterationen zur Berichtserstellung</text:p>
          </table:table-cell>
          <table:table-cell office:value-type="string" table:style-name="ce1">
            <text:p>Frage 64 - 7.c) Allgemeine Systemwahrnehmung</text:p>
          </table:table-cell>
          <table:table-cell office:value-type="string" table:style-name="ce1">
            <text:p>Frage 65 - 7.d) Allgemeine Systemwahrnehmung</text:p>
          </table:table-cell>
          <table:table-cell office:value-type="string" table:style-name="ce1">
            <text:p>Frage 66 - 7.e) Informations-Tools</text:p>
          </table:table-cell>
          <table:table-cell office:value-type="string" table:style-name="ce1">
            <text:p>Frage 67 - 7.f) Informations-Tools</text:p>
          </table:table-cell>
          <table:table-cell office:value-type="string" table:style-name="ce1">
            <text:p>Frage 68 - 7.g) Informations-Tools</text:p>
          </table:table-cell>
          <table:table-cell office:value-type="string" table:style-name="ce1">
            <text:p>Frage 69 - 7.h) Informations-Tools</text:p>
          </table:table-cell>
          <table:table-cell office:value-type="string" table:style-name="ce1">
            <text:p>Frage 70 - 7.i) Informations-Tools</text:p>
          </table:table-cell>
          <table:table-cell office:value-type="string" table:style-name="ce1">
            <text:p>Frage 71 - 7.j) Informations-Tools</text:p>
          </table:table-cell>
          <table:table-cell office:value-type="string" table:style-name="ce1">
            <text:p>Frage 72 - 7.k) Effizienz &amp; Arbeitsfluss</text:p>
          </table:table-cell>
          <table:table-cell office:value-type="string" table:style-name="ce1">
            <text:p>Frage 73 - 7.l) Effizienz &amp; Arbeitsfluss</text:p>
          </table:table-cell>
          <table:table-cell office:value-type="string" table:style-name="ce1">
            <text:p>Frage 74 - 7.m) Effizienz &amp; Arbeitsfluss</text:p>
          </table:table-cell>
          <table:table-cell office:value-type="string" table:style-name="ce1">
            <text:p>Frage 75 - 7.n) Effizienz &amp; Arbeitsfluss</text:p>
          </table:table-cell>
          <table:table-cell office:value-type="string" table:style-name="ce1">
            <text:p>Frage 76 - 7.o) Effizienz &amp; Arbeitsfluss</text:p>
          </table:table-cell>
          <table:table-cell office:value-type="string" table:style-name="ce1">
            <text:p>Frage 77 - 7.p) Effizienz &amp; Arbeitsfluss</text:p>
          </table:table-cell>
          <table:table-cell office:value-type="string" table:style-name="ce1">
            <text:p>Frage 78 - 7.q) Fehlerbehebung &amp; Stabilität</text:p>
          </table:table-cell>
          <table:table-cell office:value-type="string" table:style-name="ce1">
            <text:p>Frage 79 - 7.r) Gesamtbewertung Usability</text:p>
          </table:table-cell>
          <table:table-cell office:value-type="string" table:style-name="ce1">
            <text:p>Frage 80 - 7.s) Gesamtbewertung Usability - Vorschlag:</text:p>
          </table:table-cell>
          <table:table-cell office:value-type="string" table:style-name="ce1">
            <text:p>Frage 80 - 7.s) Gesamtbewertung Usability - Vorschlag:</text:p>
          </table:table-cell>
          <table:table-cell office:value-type="string" table:style-name="ce1">
            <text:p>Frage 80 - 7.s) Gesamtbewertung Usability - Vorschlag:</text:p>
          </table:table-cell>
          <table:table-cell office:value-type="string" table:style-name="ce1">
            <text:p>Frage 81 - 7.t) Zusatzfrage zur Nutzung der Überschriftenfunktion - Haben Sie eine passende Überschrift für den Bericht generieren können?</text:p>
          </table:table-cell>
          <table:table-cell office:value-type="string" table:style-name="ce1">
            <text:p>Frage 81 - 7.t) Zusatzfrage zur Nutzung der Überschriftenfunktion - Wenn ja: Wie oft mussten Sie neu generieren, bis Sie zufrieden waren?</text:p>
          </table:table-cell>
          <table:table-cell office:value-type="string" table:style-name="ce1">
            <text:p>Frage 81 - 7.t) Zusatzfrage zur Nutzung der Überschriftenfunktion - Wie haben Sie die allgemeine Qualität der generierten Überschriften wahrgenommen, empfanden Sie diese z.B. als zu reißerisch oder unpassend?</text:p>
          </table:table-cell>
          <table:table-cell office:value-type="string" table:style-name="ce1">
            <text:p>Frage 82 - 7.u) Zusatzfrage zur Einleitung - Hat die Integration des Wetterberichts des Deutschen Wetterdienstes (DWD) in der Einleitung Ihrer Meinung nach die Qualität verbessert?</text:p>
          </table:table-cell>
          <table:table-cell office:value-type="string" table:style-name="ce1">
            <text:p>Frage 82 - 7.u) Zusatzfrage zur Einleitung - Soll dieses Feature für beide Modis übernommen werden?</text:p>
          </table:table-cell>
          <table:table-cell office:value-type="string" table:style-name="ce1">
            <text:p>Frage 83 - 8.a) Im Vergleich zur ersten Evaluationsrunde – sehen Sie inhaltliche oder qualitative Verbesserung bei den durch das LLM erzeugten Berichten?</text:p>
          </table:table-cell>
          <table:table-cell office:value-type="string" table:style-name="ce1">
            <text:p>Frage 84 - 8.b) Sehen Sie im Vergleich zur bisherigen Art der Berichtserstellung einen praktischen Mehrwert in der Nutzung der Anwendung?</text:p>
          </table:table-cell>
          <table:table-cell office:value-type="string" table:style-name="ce1">
            <text:p>Frage 85 - 8.c) Würden Sie sich vorstellen können, die aktuelle Version dieser Anwendung regelmäßig zur Berichtserstellung der Klimaatlas Berichte zu nutzen?</text:p>
          </table:table-cell>
          <table:table-cell office:value-type="string" table:style-name="ce1">
            <text:p>Frage 86 - 9.a) Haben Sie noch weitere Anmerkungen oder Vorschläge für die Verbesserung der Anwendung?</text:p>
          </table:table-cell>
          <table:table-cell office:value-type="string" table:style-name="ce1">
            <text:p>ist anonym</text:p>
          </table:table-cell>
          <table:table-cell office:value-type="string" table:style-name="ce1">
            <text:p>abgeschlossen</text:p>
          </table:table-cell>
          <table:table-cell office:value-type="string" table:style-name="ce1">
            <text:p>beendet</text:p>
          </table:table-cell>
          <table:table-cell office:value-type="string" table:style-name="ce1">
            <text:p>Beantwortungsdauer (in s)</text:p>
          </table:table-cell>
          <table:table-cell office:value-type="string" table:style-name="ce1">
            <text:p>Antwort-Quote</text:p>
          </table:table-cell>
          <table:table-cell office:value-type="string" table:style-name="ce1">
            <text:p>Sprache</text:p>
          </table:table-cell>
          <table:table-cell office:value-type="string" table:style-name="ce1">
            <text:p>Startzeit</text:p>
          </table:table-cell>
          <table:table-cell office:value-type="string" table:style-name="ce1">
            <text:p>Endzeit</text:p>
          </table:table-cell>
          <table:table-cell office:value-type="string" table:style-name="ce1">
            <text:p>Laufzeit</text:p>
          </table:table-cell>
          <table:table-cell office:value-type="string" table:style-name="ce1">
            <text:p>Dauer für Seite 1 (in s)</text:p>
          </table:table-cell>
          <table:table-cell office:value-type="string" table:style-name="ce1">
            <text:p>Dauer für Seite 2 (in s)</text:p>
          </table:table-cell>
          <table:table-cell office:value-type="string" table:style-name="ce1">
            <text:p>Dauer für Seite 3 (in s)</text:p>
          </table:table-cell>
          <table:table-cell office:value-type="string" table:style-name="ce1">
            <text:p>Dauer für Seite 4 (in s)</text:p>
          </table:table-cell>
          <table:table-cell office:value-type="string" table:style-name="ce1">
            <text:p>Dauer für Seite 5 (in s)</text:p>
          </table:table-cell>
          <table:table-cell office:value-type="string" table:style-name="ce1">
            <text:p>Dauer für Seite 6 (in s)</text:p>
          </table:table-cell>
          <table:table-cell office:value-type="string" table:style-name="ce1">
            <text:p>Dauer für Seite 7 (in s)</text:p>
          </table:table-cell>
          <table:table-cell office:value-type="string" table:style-name="ce1">
            <text:p>Dauer für Seite 8 (in s)</text:p>
          </table:table-cell>
          <table:table-cell office:value-type="string" table:style-name="ce1">
            <text:p>Dauer für Seite 9 (in s)</text:p>
          </table:table-cell>
          <table:table-cell office:value-type="string" table:style-name="ce1">
            <text:p>Dauer für Seite 10 (in s)</text:p>
          </table:table-cell>
          <table:table-cell table:number-columns-repeated="16218"/>
        </table:table-row>
        <table:table-row table:style-name="ro1">
          <table:table-cell office:value-type="float" office:value="1" table:style-name="ce1">
            <text:p>1</text:p>
          </table:table-cell>
          <table:table-cell table:style-name="ce2"/>
          <table:table-cell table:number-columns-repeated="145"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56.25" table:style-name="ce1">
            <text:p>56,25</text:p>
          </table:table-cell>
          <table:table-cell office:value-type="string" table:style-name="ce3">
            <text:p><text:s/>0%</text:p>
          </table:table-cell>
          <table:table-cell office:value-type="string" table:style-name="ce1">
            <text:p>de</text:p>
          </table:table-cell>
          <table:table-cell office:value-type="date" office:date-value="2025-06-02T00:00:00" table:style-name="ce2">
            <text:p>2025-06-02</text:p>
          </table:table-cell>
          <table:table-cell table:style-name="ce1"/>
          <table:table-cell office:value-type="string" table:style-name="ce3">
            <text:p><text:s/>00:00:57</text:p>
          </table:table-cell>
          <table:table-cell office:value-type="float" office:value="2" table:style-name="ce1">
            <text:p>2</text:p>
          </table:table-cell>
          <table:table-cell office:value-type="float" office:value="11" table:style-name="ce1">
            <text:p>1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1" table:style-name="ce1">
            <text:p>31</text:p>
          </table:table-cell>
          <table:table-cell office:value-type="float" office:value="0" table:style-name="ce1">
            <text:p>0</text:p>
          </table:table-cell>
          <table:table-cell office:value-type="float" office:value="0" table:style-name="ce1">
            <text:p>0</text:p>
          </table:table-cell>
          <table:table-cell table:number-columns-repeated="16218"/>
        </table:table-row>
        <table:table-row table:style-name="ro2">
          <table:table-cell office:value-type="float" office:value="2" table:style-name="ce1">
            <text:p>2</text:p>
          </table:table-cell>
          <table:table-cell table:style-name="ce2"/>
          <table:table-cell table:style-name="ce1"/>
          <table:table-cell office:value-type="string" table:style-name="ce1">
            <text:p>4: Meistens genau – Fast alle Daten sind korrekt und stimmen mit den Inhalten überein. Es gibt nur wenige kleinere Fehler, die die Gesamtqualität nicht wesentlich beeinträchtig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6: Ausgezeichnet strukturiert - Der Berichtstext ist perfekt organisiert, mit einer logischen und intuitiven Struktur.</text:p>
          </table:table-cell>
          <table:table-cell office:value-type="string" table:style-name="ce1">
            <text:p>3: Teilweise flüssig – Der Text ist in einigen Abschnitten verständlich, aber es gibt immer noch auftretende sprachliche Fehler oder ungeschickte Formulierungen, die den Lesefluss stören.</text:p>
          </table:table-cell>
          <table:table-cell office:value-type="string" table:style-name="ce1">
            <text:p>4. befriedigend</text:p>
          </table:table-cell>
          <table:table-cell office:value-type="string" table:style-name="ce1">
            <text:p>keine</text:p>
          </table:table-cell>
          <table:table-cell office:value-type="string" table:style-name="ce1">
            <text:p>Wortwiederholungen oder ungeschickte Formulierungen (z. B.: 'Damit nimmt er Rang 17 unter den wärmsten Märzmonaten seit Beginn der instrumentellen Aufzeichnungen im Jahr 1881 ein und reiht sich in die Folge milder Frühjahrsmonate der vergangenen Jahre ein.' Der Satz ist zwar an sich korrekt, doch da zweimal 'ein' vorkommt, klingt er etwas unelegant).</text:p>
          </table:table-cell>
          <table:table-cell office:value-type="string" table:style-name="ce1">
            <text:p>Gut: allgemeine Zusammenhänge scheinen logisch</text:p>
            <text:p>Verbesserungsbedürftig: sprachliche Wiederholungen</text:p>
          </table:table-cell>
          <table:table-cell office:value-type="string" table:style-name="ce1">
            <text:p>4: Weitgehend bereit – der Bericht ist größtenteils fertig, aber kleinere Korrekturen sind erforderlich</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table:number-columns-repeated="3" table:style-name="ce1"/>
          <table:table-cell office:value-type="string" table:style-name="ce1">
            <text:p>Deepseek</text:p>
          </table:table-cell>
          <table:table-cell office:value-type="string" table:style-name="ce1">
            <text:p>OpenAI GPT</text:p>
          </table:table-cell>
          <table:table-cell office:value-type="string" table:style-name="ce1">
            <text:p>OpenAI GPT</text:p>
          </table:table-cell>
          <table:table-cell office:value-type="string" table:style-name="ce1">
            <text:p>Deepseek</text:p>
          </table:table-cell>
          <table:table-cell office:value-type="string" table:style-name="ce4">
            <text:p>Claude-Sonnet</text:p>
          </table:table-cell>
          <table:table-cell office:value-type="string" table:style-name="ce1">
            <text:p>4: Meistens genau – Fast alle Daten sind korrekt und stimmen mit den Inhalten überein. Es gibt nur wenige kleinere Fehler, die die Gesamtqualität nicht wesentlich beeinträchtig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6: Ausgezeichnet strukturiert - Der Berichtstext ist perfekt organisiert, mit einer logischen und intuitiven Struktur.</text:p>
          </table:table-cell>
          <table:table-cell office:value-type="string" table:style-name="ce1">
            <text:p>4: Meistens flüssig – Der Text ist größtenteils gut verständlich und flüssig geschrieben, mit nur gelegentlichen kleinen Fehlern oder ungeschickten Formulierungen, die den Lesefluss nicht wesentlich beeinträchtigen.</text:p>
          </table:table-cell>
          <table:table-cell office:value-type="string" table:style-name="ce1">
            <text:p>5. gut</text:p>
          </table:table-cell>
          <table:table-cell office:value-type="string" table:style-name="ce1">
            <text:p>Keine</text:p>
          </table:table-cell>
          <table:table-cell office:value-type="string" table:style-name="ce1">
            <text:p>Generell: Die Beschreibung von Perzentilen, wie sie vor allem Claude-Sonnet und auch Deepseek gerne einbringen, finde ich persönlich eher irritierend für den Leser und würde dies vermeiden.</text:p>
          </table:table-cell>
          <table:table-cell office:value-type="string" table:style-name="ce1">
            <text:p>Es gibt einen grafischen Fehler im Output-PDF: im Abschnitt der Kenntageauswertung wird ein Vorzeichen (-3,1 °C) als schwarzer Block angezeigt.</text:p>
          </table:table-cell>
          <table:table-cell office:value-type="string" table:style-name="ce1">
            <text:p>4: Weitgehend bereit – der Bericht ist größtenteils fertig, aber kleinere Korrekturen sind erforderlich</text:p>
          </table:table-cell>
          <table:table-cell table:style-name="ce1"/>
          <table:table-cell office:value-type="string" table:style-name="ce1">
            <text:p>Ja, der Vergleich der Varianten hat die Entscheidung erleichtert</text:p>
          </table:table-cell>
          <table:table-cell table:number-columns-repeated="3" table:style-name="ce1"/>
          <table:table-cell office:value-type="string" table:style-name="ce1">
            <text:p>Deepseek</text:p>
          </table:table-cell>
          <table:table-cell office:value-type="string" table:style-name="ce4">
            <text:p>Claude-Sonnet</text:p>
          </table:table-cell>
          <table:table-cell office:value-type="string" table:style-name="ce1">
            <text:p>OpenAI GPT</text:p>
          </table:table-cell>
          <table:table-cell office:value-type="string" table:style-name="ce1">
            <text:p>OpenAI GPT</text:p>
          </table:table-cell>
          <table:table-cell office:value-type="string" table:style-name="ce1">
            <text:p>Deepseek</text:p>
          </table:table-cell>
          <table:table-cell office:value-type="string" table:style-name="ce1">
            <text:p>4: Meistens genau – Fast alle Daten sind korrekt und stimmen mit den Inhalten überein. Es gibt nur wenige kleinere Fehler, die die Gesamtqualität nicht wesentlich beeinträchtig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6: Ausgezeichnet strukturiert - Der Berichtstext ist perfekt organisiert, mit einer logischen und intuitiven Struktur.</text:p>
          </table:table-cell>
          <table:table-cell office:value-type="string" table:style-name="ce1">
            <text:p>5: Sehr flüssig – Der Text ist durchgehend gut verständlich und flüssig geschrieben, mit nur minimalen sprachlichen Unstimmigkeiten, die kaum auffallen und den Lesefluss nicht stören.</text:p>
          </table:table-cell>
          <table:table-cell office:value-type="string" table:style-name="ce1">
            <text:p>5. gut</text:p>
          </table:table-cell>
          <table:table-cell office:value-type="string" table:style-name="ce1">
            <text:p>Keine</text:p>
          </table:table-cell>
          <table:table-cell office:value-type="string" table:style-name="ce1">
            <text:p>Keine</text:p>
          </table:table-cell>
          <table:table-cell office:value-type="string" table:style-name="ce1">
            <text:p>Gut: Textfluss</text:p>
            <text:p>Verbesserungsbedürftig: -</text:p>
          </table:table-cell>
          <table:table-cell office:value-type="string" table:style-name="ce1">
            <text:p>5: Fast bereit – inhaltlich stark, nur minimale Anpassungen oder Korrekturen nötig</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table:number-columns-repeated="3" table:style-name="ce1"/>
          <table:table-cell office:value-type="string" table:style-name="ce1">
            <text:p>Deepseek</text:p>
          </table:table-cell>
          <table:table-cell office:value-type="string" table:style-name="ce4">
            <text:p>Claude-Sonnet</text:p>
          </table:table-cell>
          <table:table-cell office:value-type="string" table:style-name="ce4">
            <text:p>Claude-Sonnet</text:p>
          </table:table-cell>
          <table:table-cell office:value-type="string" table:style-name="ce1">
            <text:p>OpenAI GPT</text:p>
          </table:table-cell>
          <table:table-cell office:value-type="string" table:style-name="ce1">
            <text:p>OpenAI GPT</text:p>
          </table:table-cell>
          <table:table-cell office:value-type="string" table:style-name="ce1">
            <text:p>3: Teilweise genau – Viele Daten stimmen mit den Inhalten überein, aber es gibt immer noch beeinträchtigende Fehler oder Ungenauigkeiten, die korrigiert werden müss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6: Ausgezeichnet strukturiert - Der Berichtstext ist perfekt organisiert, mit einer logischen und intuitiven Struktur.</text:p>
          </table:table-cell>
          <table:table-cell office:value-type="string" table:style-name="ce1">
            <text:p>4: Meistens flüssig – Der Text ist größtenteils gut verständlich und flüssig geschrieben, mit nur gelegentlichen kleinen Fehlern oder ungeschickten Formulierungen, die den Lesefluss nicht wesentlich beeinträchtigen.</text:p>
          </table:table-cell>
          <table:table-cell office:value-type="string" table:style-name="ce1">
            <text:p>3. ausreichend</text:p>
          </table:table-cell>
          <table:table-cell office:value-type="string" table:style-name="ce1">
            <text:p>Keine</text:p>
          </table:table-cell>
          <table:table-cell office:value-type="string" table:style-name="ce1">
            <text:p>Rechtschreibfehler, z. B. in der Einleitung (Vorhinter statt Vorwinter). Sprachliche Formulierungen teilweise ungenau, z. B. bei Niederschlag (langjähriges Ausgangsniveau statt erste Klimanormalperiode).</text:p>
          </table:table-cell>
          <table:table-cell office:value-type="string" table:style-name="ce1">
            <text:p>Gut: Zusammenhänge scheinen sinnvoll</text:p>
            <text:p>Verbesserungsbedürftig: Die Verwendung fachlicher Begrifflichkeiten sollte präziser werden (siehe oben)</text:p>
          </table:table-cell>
          <table:table-cell office:value-type="string" table:style-name="ce1">
            <text:p>4: Weitgehend bereit – der Bericht ist größtenteils fertig, aber kleinere Korrekturen sind erforderlich</text:p>
          </table:table-cell>
          <table:table-cell table:style-name="ce1"/>
          <table:table-cell office:value-type="string" table:style-name="ce1">
            <text:p>Ja, der Vergleich der Varianten hat die Entscheidung erleichtert</text:p>
          </table:table-cell>
          <table:table-cell table:number-columns-repeated="3" table:style-name="ce1"/>
          <table:table-cell office:value-type="string" table:style-name="ce4">
            <text:p>Claude-Sonnet</text:p>
          </table:table-cell>
          <table:table-cell office:value-type="string" table:style-name="ce1">
            <text:p>OpenAI GPT</text:p>
          </table:table-cell>
          <table:table-cell office:value-type="string" table:style-name="ce1">
            <text:p>OpenAI GPT</text:p>
          </table:table-cell>
          <table:table-cell office:value-type="string" table:style-name="ce4">
            <text:p>Claude-Sonnet</text:p>
          </table:table-cell>
          <table:table-cell office:value-type="string" table:style-name="ce1">
            <text:p>OpenAI GPT</text:p>
          </table:table-cell>
          <table:table-cell office:value-type="string" table:style-name="ce1">
            <text:p>5: Sehr genau – Nahezu alle Daten sind korrekt und stimmen mit den Inhalten überein. Es gibt nur minimale Abweichungen, die vernachlässigbar sind.</text:p>
          </table:table-cell>
          <table:table-cell office:value-type="string" table:style-name="ce1">
            <text:p>6: Vollständig relevant und fokussiert – die Inhalte behandeln alle wichtigen Aspekte der Klimaatlas-Themen umfassend, präzise und zielgerichtet</text:p>
          </table:table-cell>
          <table:table-cell office:value-type="string" table:style-name="ce1">
            <text:p>6: Ausgezeichnet strukturiert - Der Berichtstext ist perfekt organisiert, mit einer logischen und intuitiven Struktur.</text:p>
          </table:table-cell>
          <table:table-cell office:value-type="string" table:style-name="ce1">
            <text:p>5: Sehr flüssig – Der Text ist durchgehend gut verständlich und flüssig geschrieben, mit nur minimalen sprachlichen Unstimmigkeiten, die kaum auffallen und den Lesefluss nicht stören.</text:p>
          </table:table-cell>
          <table:table-cell office:value-type="string" table:style-name="ce1">
            <text:p>5. gut</text:p>
          </table:table-cell>
          <table:table-cell office:value-type="string" table:style-name="ce1">
            <text:p>Keine</text:p>
          </table:table-cell>
          <table:table-cell office:value-type="string" table:style-name="ce1">
            <text:p>Keine</text:p>
          </table:table-cell>
          <table:table-cell office:value-type="string" table:style-name="ce1">
            <text:p>Gut: Lesefluss, sprachlicher Ausdruck</text:p>
            <text:p>Verbesserungsbedürftig: die Dezimalstellen werden im Text und in den Tabellen unterschiedlich angegeben (mal Punkt, mal Komma).</text:p>
          </table:table-cell>
          <table:table-cell office:value-type="string" table:style-name="ce1">
            <text:p>5: Fast bereit – inhaltlich stark, nur minimale Anpassungen oder Korrekturen nötig</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table:number-columns-repeated="3" table:style-name="ce1"/>
          <table:table-cell office:value-type="string" table:style-name="ce1">
            <text:p>OpenAI GPT</text:p>
          </table:table-cell>
          <table:table-cell office:value-type="string" table:style-name="ce4">
            <text:p>Claude-Sonnet</text:p>
          </table:table-cell>
          <table:table-cell office:value-type="string" table:style-name="ce1">
            <text:p>Deepseek</text:p>
          </table:table-cell>
          <table:table-cell office:value-type="string" table:style-name="ce1">
            <text:p>Deepseek</text:p>
          </table:table-cell>
          <table:table-cell office:value-type="string" table:style-name="ce1">
            <text:p>Deepseek</text:p>
          </table:table-cell>
          <table:table-cell office:value-type="string" table:style-name="ce1">
            <text:p>4: Meistens genau – Fast alle Daten sind korrekt und stimmen mit den Inhalten überein. Es gibt nur wenige kleinere Fehler, die die Gesamtqualität nicht wesentlich beeinträchtig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6: Ausgezeichnet strukturiert - Der Berichtstext ist perfekt organisiert, mit einer logischen und intuitiven Struktur.</text:p>
          </table:table-cell>
          <table:table-cell office:value-type="string" table:style-name="ce1">
            <text:p>4: Meistens flüssig – Der Text ist größtenteils gut verständlich und flüssig geschrieben, mit nur gelegentlichen kleinen Fehlern oder ungeschickten Formulierungen, die den Lesefluss nicht wesentlich beeinträchtigen.</text:p>
          </table:table-cell>
          <table:table-cell office:value-type="string" table:style-name="ce1">
            <text:p>4. befriedigend</text:p>
          </table:table-cell>
          <table:table-cell office:value-type="string" table:style-name="ce1">
            <text:p>Keine</text:p>
          </table:table-cell>
          <table:table-cell office:value-type="string" table:style-name="ce1">
            <text:p>- Falscher Zeitbezug im Satz 'Seit 1990 übertreffen Jahre mit positiven Abweichungen vom Referenzwert 1961 – 1990 häufiger diesen Mittelwert als sie ihn unterschreiten'. Laut Grafik beginnt diese Entwicklung bereits 1989.</text:p>
            <text:p>- Kenntageauswertung: Abschnittstitel in der API enthält generell einen Schreibfehler ('Kenntaugeauswertung'). Im Text von Deekseek wurden Bindestriche und Gedankenstriche aus negative Vorzeichen vermischt, das sollte vereinheitlicht werden.</text:p>
          </table:table-cell>
          <table:table-cell office:value-type="string" table:style-name="ce1">
            <text:p>Gut: Lesefluss</text:p>
            <text:p>Verbesserungswürdig: Keine</text:p>
          </table:table-cell>
          <table:table-cell office:value-type="string" table:style-name="ce1">
            <text:p>4: Weitgehend bereit – der Bericht ist größtenteils fertig, aber kleinere Korrekturen sind erforderlich</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table:number-columns-repeated="3" table:style-name="ce1"/>
          <table:table-cell office:value-type="string" table:style-name="ce1">
            <text:p>Deepseek</text:p>
          </table:table-cell>
          <table:table-cell office:value-type="string" table:style-name="ce1">
            <text:p>Deepseek</text:p>
          </table:table-cell>
          <table:table-cell office:value-type="string" table:style-name="ce4">
            <text:p>Claude-Sonnet</text:p>
          </table:table-cell>
          <table:table-cell office:value-type="string" table:style-name="ce4">
            <text:p>Deepseek</text:p>
          </table:table-cell>
          <table:table-cell office:value-type="string" table:style-name="ce1">
            <text:p>Deepseek</text:p>
          </table:table-cell>
          <table:table-cell office:value-type="string" table:style-name="ce1">
            <text:p>'Advanced'</text:p>
          </table:table-cell>
          <table:table-cell office:value-type="float" office:value="2" table:style-name="ce1">
            <text:p>2</text:p>
          </table:table-cell>
          <table:table-cell office:value-type="string" table:style-name="ce1">
            <text:p>4: Gut - Überwiegend positiver Eindruck, kleinere Schwächen</text:p>
          </table:table-cell>
          <table:table-cell office:value-type="string" table:style-name="ce1">
            <text:p>5: Einfach - Die Bedienung war weitgehend selbsterklärend.</text:p>
          </table:table-cell>
          <table:table-cell office:value-type="string" table:style-name="ce1">
            <text:p>5: Hilfreich – Ich konnte wichtige und verlässliche Informationen schnell und gut nutzen. Das Tool hat die Berichtserstellung sinnvoll unterstützt.</text:p>
          </table:table-cell>
          <table:table-cell office:value-type="string" table:style-name="ce1">
            <text:p>5: Hilfreich – Ich konnte wichtige und verlässliche Informationen schnell und gut nutzen. Das Tool hat die Berichtserstellung sinnvoll unterstützt.</text:p>
          </table:table-cell>
          <table:table-cell table:style-name="ce1"/>
          <table:table-cell office:value-type="string" table:style-name="ce1">
            <text:p>gut</text:p>
          </table:table-cell>
          <table:table-cell office:value-type="string" table:style-name="ce1">
            <text:p>Schnelle Übersicht relevanter Informationen mit Quellenangabe zur Verifikation, sehr nützlich und zeitsparend</text:p>
          </table:table-cell>
          <table:table-cell office:value-type="string" table:style-name="ce1">
            <text:p>Das DWD-Wetterbericht Tool ist nocht leicht unspezifisch. Im Original gibt der DWD auch gerne Stationsnamen mit dem Datum des Extremereignisses heraus, das hätte ich mir hier gewünscht. So kann ich nicht ganz so viel damit ANfangen, weil es zu viele Informationen sind...</text:p>
          </table:table-cell>
          <table:table-cell office:value-type="float" office:value="40" table:style-name="ce1">
            <text:p>40</text:p>
          </table:table-cell>
          <table:table-cell office:value-type="float" office:value="11" table:style-name="ce1">
            <text:p>11</text:p>
          </table:table-cell>
          <table:table-cell office:value-type="string" table:style-name="ce1">
            <text:p>5: Sehr gut - Effizienter, gut durchdachter Workflow</text:p>
          </table:table-cell>
          <table:table-cell office:value-type="string" table:style-name="ce1">
            <text:p>4: Gute Unterstützung - Generierte Inhalte sind größtenteils verwendbar kleinere Anpassungen und Ergänzungen nötig etwa 70-80% des Berichts direkt nutzbar</text:p>
          </table:table-cell>
          <table:table-cell office:value-type="string" table:style-name="ce1">
            <text:p><text:s/>Deutlich (ca. 50-70 %)</text:p>
          </table:table-cell>
          <table:table-cell office:value-type="string" table:style-name="ce1">
            <text:p>Vorteile: Deutlich zeitsparender Kenntageauswertung vereinfacht</text:p>
            <text:p>Nachteile: manuelle Validierung der generierten Inhalte kostet manchmal sehr viel Zeit, sodass am Ende nicht immer Zeit gespart wurde</text:p>
          </table:table-cell>
          <table:table-cell office:value-type="string" table:style-name="ce1">
            <text:p>Keine Probleme</text:p>
          </table:table-cell>
          <table:table-cell office:value-type="string" table:style-name="ce1">
            <text:p>4: Gut – Die Anwendung ist insgesamt benutzerfreundlich gestaltet. Es bestehen nur kleinere Schwächen, die die Nutzung jedoch nicht gravierend beeinträchtigen.</text:p>
          </table:table-cell>
          <table:table-cell office:value-type="string" table:style-name="ce1">
            <text:p>Websuche</text:p>
          </table:table-cell>
          <table:table-cell office:value-type="string" table:style-name="ce1">
            <text:p>visualisierte Datenauswertung</text:p>
          </table:table-cell>
          <table:table-cell office:value-type="string" table:style-name="ce1">
            <text:p>Vorgenerierung verschiedener Textvorschläge</text:p>
          </table:table-cell>
          <table:table-cell office:value-type="string" table:style-name="ce1">
            <text:p>Ja</text:p>
          </table:table-cell>
          <table:table-cell office:value-type="float" office:value="3" table:style-name="ce1">
            <text:p>3</text:p>
          </table:table-cell>
          <table:table-cell office:value-type="string" table:style-name="ce1">
            <text:p>Manchmal etwas zu reißerisch oder auf ein konkretes Event fokussiert</text:p>
          </table:table-cell>
          <table:table-cell table:style-name="ce1"/>
          <table:table-cell office:value-type="string" table:style-name="ce1">
            <text:p>s. o.</text:p>
          </table:table-cell>
          <table:table-cell office:value-type="string" table:style-name="ce1">
            <text:p>Sprachliche und inhaltliche Verbesserungen Zusammenhänge werden weniger spekulativ dargestellt, Begrifflichkeiten sind fachlich geschärfter</text:p>
          </table:table-cell>
          <table:table-cell office:value-type="string" table:style-name="ce1">
            <text:p>Ja, definitiv. Bisher müssen die einzelnen Komponenten des Berichts (Kenntage-, Zeitreihenauswertung und Texterzeugung) in jeweils separaten Prozessen ausgeführt werden. Die Anwendung bringt einen großen zeitlichen Nutzen und vereinfacht zudem die Suche nach relevanten Informationen für den Einführungstext.</text:p>
          </table:table-cell>
          <table:table-cell office:value-type="string" table:style-name="ce1">
            <text:p>Ja, auf jeden Fall, obwohl ich anfangs noch verstärkt auf Validierung und Plausibilitätsprüfung achten würde.</text:p>
          </table:table-cell>
          <table:table-cell office:value-type="string" table:style-name="ce5">
            <text:p>Inhaltliche Anmerkungen: Die LLMs machen hin und wieder noch inhaltliche Fehler: es wird falsch gezählt oder falsche Zahlen angegeben (OpenAI GPT) oder Monatsnamen werden falsch zugeordnet (Deepseek). Gedanken- und Bindestriche werden oft vermischt.</text:p>
            <text:p>Vorschläge zur Erweiterung:</text:p>
            <text:p>- Anbindung weiterer Stationen in der Kenntageauswertung (nur tabellarisch würde genügen, dann könnte selbst ausgewählt werden)</text:p>
            <text:p>- optimal wäre die Möglichkeit zur direkten Überführung der Texte in Drupal (ein Template wird hier bisher manuell befüllt), aber das ist vermutlich nicht gut umzusetzen</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0932.37" table:style-name="ce1">
            <text:p>20932,37</text:p>
          </table:table-cell>
          <table:table-cell office:value-type="string" table:style-name="ce3">
            <text:p>97,67%</text:p>
          </table:table-cell>
          <table:table-cell office:value-type="string" table:style-name="ce1">
            <text:p>de</text:p>
          </table:table-cell>
          <table:table-cell office:value-type="date" office:date-value="2025-06-12T00:00:00" table:style-name="ce2">
            <text:p>2025-06-12</text:p>
          </table:table-cell>
          <table:table-cell office:value-type="date" office:date-value="2025-06-12T00:00:00" table:style-name="ce2">
            <text:p>2025-06-12</text:p>
          </table:table-cell>
          <table:table-cell office:value-type="string" table:style-name="ce3">
            <text:p><text:s/>05:48:53</text:p>
          </table:table-cell>
          <table:table-cell office:value-type="float" office:value="2320" table:style-name="ce1">
            <text:p>2320</text:p>
          </table:table-cell>
          <table:table-cell office:value-type="float" office:value="1352" table:style-name="ce1">
            <text:p>1352</text:p>
          </table:table-cell>
          <table:table-cell office:value-type="float" office:value="1600" table:style-name="ce1">
            <text:p>1600</text:p>
          </table:table-cell>
          <table:table-cell office:value-type="float" office:value="1891" table:style-name="ce1">
            <text:p>1891</text:p>
          </table:table-cell>
          <table:table-cell office:value-type="float" office:value="2507" table:style-name="ce1">
            <text:p>2507</text:p>
          </table:table-cell>
          <table:table-cell office:value-type="float" office:value="4072" table:style-name="ce1">
            <text:p>4072</text:p>
          </table:table-cell>
          <table:table-cell office:value-type="float" office:value="2618" table:style-name="ce1">
            <text:p>2618</text:p>
          </table:table-cell>
          <table:table-cell office:value-type="float" office:value="3503" table:style-name="ce1">
            <text:p>3503</text:p>
          </table:table-cell>
          <table:table-cell office:value-type="float" office:value="325" table:style-name="ce1">
            <text:p>325</text:p>
          </table:table-cell>
          <table:table-cell office:value-type="float" office:value="745" table:style-name="ce1">
            <text:p>745</text:p>
          </table:table-cell>
          <table:table-cell table:number-columns-repeated="16218"/>
        </table:table-row>
        <table:table-row table:style-name="ro3">
          <table:table-cell office:value-type="float" office:value="3" table:style-name="ce1">
            <text:p>3</text:p>
          </table:table-cell>
          <table:table-cell table:style-name="ce2"/>
          <table:table-cell table:style-name="ce1"/>
          <table:table-cell office:value-type="string" table:style-name="ce1">
            <text:p>6: Vollständig genau – Alle Daten im Bericht sind korrekt und stimmen exakt mit den Inhalten und überein. Es gibt keine Fehler oder Ungenauigkeit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4: Meistens flüssig – Der Text ist größtenteils gut verständlich und flüssig geschrieben, mit nur gelegentlichen kleinen Fehlern oder ungeschickten Formulierungen, die den Lesefluss nicht wesentlich beeinträchtigen.</text:p>
          </table:table-cell>
          <table:table-cell office:value-type="string" table:style-name="ce1">
            <text:p>4. befriedigend</text:p>
          </table:table-cell>
          <table:table-cell office:value-type="string" table:style-name="ce1">
            <text:p>Beim Text-Abschnitt Sonnenschein wird der Beginn der Zeitreihe mit 1881 angegeben. Richtig ist aber hier 1951.</text:p>
          </table:table-cell>
          <table:table-cell table:style-name="ce1"/>
          <table:table-cell office:value-type="string" table:style-name="ce1">
            <text:p>Lieber weniger Schlussvolgerungen durch die KI ziehen lassen. Die jeweiligen Textpassagen sind aber schon wesentlich besser, als beim ersten Versuch. Gerne die Entwicklung der KNP-Mittelerte beschreiben, aber nicht interpretieren. Die Abbildungen zur Abweichung sind sehr schön, aber wenn 1961-1990 eh die baseline ist, muss die nicht als grauer Balken in der Legende angegeben werden, weils sich dort eh nicht sichtbar ist.</text:p>
          </table:table-cell>
          <table:table-cell office:value-type="string" table:style-name="ce1">
            <text:p>4: Weitgehend bereit – der Bericht ist größtenteils fertig, aber kleinere Korrekturen sind erforderlich</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office:value-type="string" table:style-name="ce1">
            <text:p>Ja, es wurde ein höheres Qualitätsniveau erreicht</text:p>
          </table:table-cell>
          <table:table-cell table:number-columns-repeated="2" table:style-name="ce1"/>
          <table:table-cell office:value-type="string" table:style-name="ce1">
            <text:p>Deepseek</text:p>
          </table:table-cell>
          <table:table-cell office:value-type="string" table:style-name="ce4">
            <text:p>Anthropic Claude</text:p>
          </table:table-cell>
          <table:table-cell office:value-type="string" table:style-name="ce1">
            <text:p>OpenAI</text:p>
          </table:table-cell>
          <table:table-cell office:value-type="string" table:style-name="ce1">
            <text:p>Open AI</text:p>
          </table:table-cell>
          <table:table-cell office:value-type="string" table:style-name="ce1">
            <text:p>Open AI</text:p>
          </table:table-cell>
          <table:table-cell office:value-type="string" table:style-name="ce1">
            <text:p>5: Sehr genau – Nahezu alle Daten sind korrekt und stimmen mit den Inhalten überein. Es gibt nur minimale Abweichungen, die vernachlässigbar sind.</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4: Meistens flüssig – Der Text ist größtenteils gut verständlich und flüssig geschrieben, mit nur gelegentlichen kleinen Fehlern oder ungeschickten Formulierungen, die den Lesefluss nicht wesentlich beeinträchtigen.</text:p>
          </table:table-cell>
          <table:table-cell office:value-type="string" table:style-name="ce1">
            <text:p>5. gut</text:p>
          </table:table-cell>
          <table:table-cell office:value-type="string" table:style-name="ce5">
            <text:p>Prozentabgaben der Abweichungen wenn es geht nur bei Niederschlagssumme angeben.</text:p>
            <text:p/>
            <text:p>Perzentilangaben sind völlig unnötig und verwirren die Leserschaft nur</text:p>
            <text:p/>
            <text:p>Gerne zum Schluss der Temperatur/Niederschlagssummer/Sonnenscheindauer-Absätze noch die Klimanormalperiodenmittelwerte berschreiben, ohne zu interpretieren.</text:p>
          </table:table-cell>
          <table:table-cell office:value-type="string" table:style-name="ce1">
            <text:p>Gerne Zeitreihe anstatt Reihe. Bitte die Abschnitte nicht Überfrachten mit % und Perzentilen, 1881-1910 muss nicht auch noch als Referenz zum Vergleichen durchdekliniert werden. Lieber Verweis und auf KNP-Tabelle und Beschreibung ohne Interpretation.</text:p>
          </table:table-cell>
          <table:table-cell office:value-type="string" table:style-name="ce1">
            <text:p>Im Prinzip ist alles schon recht gut. Nur noch Kleinigkeiten wie oben fixen, dann ist das eine gute Arbeitsgrundlage. Nachwie vor zu viel Interpretation beim Stationsteil. Dort genügt die Einleitung als Abhandlung über die jeweiligen Stationshintergründe.</text:p>
          </table:table-cell>
          <table:table-cell office:value-type="string" table:style-name="ce1">
            <text:p>4: Weitgehend bereit – der Bericht ist größtenteils fertig, aber kleinere Korrekturen sind erforderlich</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office:value-type="string" table:style-name="ce1">
            <text:p>Ja, es wurde ein höheres Qualitätsniveau erreicht</text:p>
          </table:table-cell>
          <table:table-cell table:number-columns-repeated="2" table:style-name="ce1"/>
          <table:table-cell office:value-type="string" table:style-name="ce1">
            <text:p>Open AI</text:p>
          </table:table-cell>
          <table:table-cell office:value-type="string" table:style-name="ce1">
            <text:p>Deepseek</text:p>
          </table:table-cell>
          <table:table-cell office:value-type="string" table:style-name="ce1">
            <text:p>Deepseek</text:p>
          </table:table-cell>
          <table:table-cell office:value-type="string" table:style-name="ce1">
            <text:p>Deepseek</text:p>
          </table:table-cell>
          <table:table-cell office:value-type="string" table:style-name="ce1">
            <text:p>Deepseek</text:p>
          </table:table-cell>
          <table:table-cell office:value-type="string" table:style-name="ce1">
            <text:p>5: Sehr genau – Nahezu alle Daten sind korrekt und stimmen mit den Inhalten überein. Es gibt nur minimale Abweichungen, die vernachlässigbar sind.</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5: Sehr flüssig – Der Text ist durchgehend gut verständlich und flüssig geschrieben, mit nur minimalen sprachlichen Unstimmigkeiten, die kaum auffallen und den Lesefluss nicht stören.</text:p>
          </table:table-cell>
          <table:table-cell office:value-type="string" table:style-name="ce1">
            <text:p>5. gut</text:p>
          </table:table-cell>
          <table:table-cell office:value-type="string" table:style-name="ce5">
            <text:p>Es ist sehr schwierig, eine passende Überschrift generiert zu bekommen, die dann auch einigermaßen passt.</text:p>
            <text:p/>
            <text:p>In der Einleitung sind zum Teil etwas starke Ausdrücke ('Zäsur' etc.), die wieder auf ungewollte Interpretationen hindeuten. Das gleiche gilt für hier nicht gewünschte Interpretationen oder Schlussfolgerungen zu den Lagen der Stationen, was nie Thema in den Einleitungen war und ist.</text:p>
            <text:p/>
            <text:p>Beim Temperaturteil gerne auf Vergleiche des aktuellen Mittels zur KNP 1881-1910 verzichten.</text:p>
          </table:table-cell>
          <table:table-cell office:value-type="string" table:style-name="ce1">
            <text:p>Bitte 'Seasons' durch die entsprechenden Namen der jeweiligen Jahreszeiten ersetzen.</text:p>
            <text:p>Anthopic Claude interpretiert dann den nicht so warmen Winter als extrem kalten Winter, was auch nicht valide ist.</text:p>
          </table:table-cell>
          <table:table-cell office:value-type="string" table:style-name="ce1">
            <text:p>Etwas weniger Diskussion der Unterschieder bei den Stationsdaten bitte. Da genügt die Einleitung völlig.</text:p>
          </table:table-cell>
          <table:table-cell office:value-type="string" table:style-name="ce1">
            <text:p>4: Weitgehend bereit – der Bericht ist größtenteils fertig, aber kleinere Korrekturen sind erforderlich</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office:value-type="string" table:style-name="ce1">
            <text:p>Ja, es wurde ein höheres Qualitätsniveau erreicht</text:p>
          </table:table-cell>
          <table:table-cell table:number-columns-repeated="2" table:style-name="ce1"/>
          <table:table-cell office:value-type="string" table:style-name="ce1">
            <text:p>Open AI</text:p>
          </table:table-cell>
          <table:table-cell office:value-type="string" table:style-name="ce1">
            <text:p>Open AI</text:p>
          </table:table-cell>
          <table:table-cell office:value-type="string" table:style-name="ce1">
            <text:p>Deepseek</text:p>
          </table:table-cell>
          <table:table-cell office:value-type="string" table:style-name="ce1">
            <text:p>Open Ai</text:p>
          </table:table-cell>
          <table:table-cell office:value-type="string" table:style-name="ce1">
            <text:p>Deepseek</text:p>
          </table:table-cell>
          <table:table-cell office:value-type="string" table:style-name="ce1">
            <text:p>5: Sehr genau – Nahezu alle Daten sind korrekt und stimmen mit den Inhalten überein. Es gibt nur minimale Abweichungen, die vernachlässigbar sind.</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5: Sehr flüssig – Der Text ist durchgehend gut verständlich und flüssig geschrieben, mit nur minimalen sprachlichen Unstimmigkeiten, die kaum auffallen und den Lesefluss nicht stören.</text:p>
          </table:table-cell>
          <table:table-cell office:value-type="string" table:style-name="ce1">
            <text:p>5. gut</text:p>
          </table:table-cell>
          <table:table-cell office:value-type="string" table:style-name="ce5">
            <text:p>Ähnlich wie zuvor beim April 2024 advanced Zu viele % Abweichungen, die sind eigentlich nur bei den Summen der Niederschläge angebracht. Auch hat 1881 nichts bei den Sonnenstunden zu suchen, da muss 1951 hin :)</text:p>
            <text:p/>
            <text:p>Auch genügt wie zuvor, dass bei den Stationswerten nur am Anfang die Unterschiede genannt werden, nicht auch noch im Fließtext mit den jeweiligen Werten.</text:p>
          </table:table-cell>
          <table:table-cell office:value-type="string" table:style-name="ce1">
            <text:p>siehe oben, aber es entwickelt sich gut. Aber: Das Überschriftenbingo ist immer noch nicht präzise auf den Inhalt abgestimmt und zu reißerich. Wir machen keine Bild/Express Überschriften, sondern seriöse Berichte )</text:p>
          </table:table-cell>
          <table:table-cell office:value-type="string" table:style-name="ce1">
            <text:p>An und für sich sind die Berichte schon fast brauchbar, wenn die sich bereits wiederholenden Fehlermeldungen angegangen werden, können wir damit gut arbeiten.</text:p>
          </table:table-cell>
          <table:table-cell office:value-type="string" table:style-name="ce1">
            <text:p>5: Fast bereit – inhaltlich stark, nur minimale Anpassungen oder Korrekturen nötig</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office:value-type="string" table:style-name="ce1">
            <text:p>Ja, es wurde ein höheres Qualitätsniveau erreicht</text:p>
          </table:table-cell>
          <table:table-cell table:number-columns-repeated="2" table:style-name="ce1"/>
          <table:table-cell office:value-type="string" table:style-name="ce1">
            <text:p>Deepseek</text:p>
          </table:table-cell>
          <table:table-cell office:value-type="string" table:style-name="ce1">
            <text:p>Deepseek</text:p>
          </table:table-cell>
          <table:table-cell office:value-type="string" table:style-name="ce1">
            <text:p>Deepseek</text:p>
          </table:table-cell>
          <table:table-cell office:value-type="string" table:style-name="ce4">
            <text:p>Anthropic Claude</text:p>
          </table:table-cell>
          <table:table-cell office:value-type="string" table:style-name="ce1">
            <text:p>Open AI</text:p>
          </table:table-cell>
          <table:table-cell office:value-type="string" table:style-name="ce1">
            <text:p>3: Teilweise genau – Viele Daten stimmen mit den Inhalten überein, aber es gibt immer noch beeinträchtigende Fehler oder Ungenauigkeiten, die korrigiert werden müss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5: Sehr flüssig – Der Text ist durchgehend gut verständlich und flüssig geschrieben, mit nur minimalen sprachlichen Unstimmigkeiten, die kaum auffallen und den Lesefluss nicht stören.</text:p>
          </table:table-cell>
          <table:table-cell office:value-type="string" table:style-name="ce1">
            <text:p>3. ausreichend</text:p>
          </table:table-cell>
          <table:table-cell office:value-type="string" table:style-name="ce5">
            <text:p>Wie auch sonst: Zu viele Beschreibungen zu den beiden Wetterstationen am Schluss der Einleitung. Das muss nicht sein.</text:p>
            <text:p/>
            <text:p>Auch kann nicht von einem Jahr als Beweis für die Klimaentwicklung gesprochen werden. Lieber einfach beschreiben, als Schlüsse ziehen zu lassen.</text:p>
            <text:p/>
            <text:p>Vergleiche der aktuellen Situation mit 1881-1910/1951-1980) sind etwas zu viel des Guten, es genügen 1961-1990 sowie 1991-2020.</text:p>
            <text:p/>
            <text:p>Und nochmal: Der Parameter Sonnsnescheindauer fängt erst bei 1951 an, nicht schon bei 1881.</text:p>
            <text:p/>
            <text:p>Bei der Gegenüberstellung der beiden Stationen nach dem Einleitungssatz mehr auf Beschreibungen anstatt auf Betonung der Unterschiede konzentrieren.</text:p>
          </table:table-cell>
          <table:table-cell office:value-type="string" table:style-name="ce5">
            <text:p>Lieber bei Beschreibungen bleiben, als Schlüsse und Interpretationen ziehen zu lassen.</text:p>
            <text:p/>
            <text:p>Ansonsten wie zuvor bei den anderen Berichten.</text:p>
          </table:table-cell>
          <table:table-cell office:value-type="string" table:style-name="ce1">
            <text:p>Es ist fast fertig, wenn die Anmerkungrn zuvor umgesetzt werden, dann ist das sehr gut.</text:p>
          </table:table-cell>
          <table:table-cell office:value-type="string" table:style-name="ce1">
            <text:p>5: Fast bereit – inhaltlich stark, nur minimale Anpassungen oder Korrekturen nötig</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office:value-type="string" table:style-name="ce1">
            <text:p>Ja, es wurde ein höheres Qualitätsniveau erreicht</text:p>
          </table:table-cell>
          <table:table-cell table:number-columns-repeated="2" table:style-name="ce1"/>
          <table:table-cell office:value-type="string" table:style-name="ce1">
            <text:p>OpenAI</text:p>
          </table:table-cell>
          <table:table-cell office:value-type="string" table:style-name="ce4">
            <text:p>Anthropic Claude</text:p>
          </table:table-cell>
          <table:table-cell office:value-type="string" table:style-name="ce1">
            <text:p>OpenAI</text:p>
          </table:table-cell>
          <table:table-cell office:value-type="string" table:style-name="ce1">
            <text:p>OpenAI</text:p>
          </table:table-cell>
          <table:table-cell office:value-type="string" table:style-name="ce4">
            <text:p>Anthropic Claude</text:p>
          </table:table-cell>
          <table:table-cell office:value-type="string" table:style-name="ce1">
            <text:p>3: Teilweise genau – Viele Daten stimmen mit den Inhalten überein, aber es gibt immer noch beeinträchtigende Fehler oder Ungenauigkeiten, die korrigiert werden müss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5: Sehr flüssig – Der Text ist durchgehend gut verständlich und flüssig geschrieben, mit nur minimalen sprachlichen Unstimmigkeiten, die kaum auffallen und den Lesefluss nicht stören.</text:p>
          </table:table-cell>
          <table:table-cell office:value-type="string" table:style-name="ce1">
            <text:p>4. befriedigend</text:p>
          </table:table-cell>
          <table:table-cell office:value-type="string" table:style-name="ce5">
            <text:p/>
            <text:p/>
            <text:p>Ansonsten ähnliche Kritikpunkte wie zuvor... Bitte %-Abweichungen nur bei Niederschlagssumme präsentieren.</text:p>
            <text:p/>
            <text:p>Deepseek baut beim Niederschlag bei 1000'er Werten ein ' ' als Trennung zwichen 100'er und 1000'er ein? Noch nie zuvor gesehen...11'er Platz in der Rangfolge würde ich jetzt nicht als 'zu den feuchtesten Jahren der Messreihe' zählen.</text:p>
            <text:p/>
            <text:p>Ansonsten die üblichen Fehler, wie zuvor benannt.</text:p>
          </table:table-cell>
          <table:table-cell office:value-type="string" table:style-name="ce1">
            <text:p>Abgesehen von den oben bersits genannten Fehlern nicht. Aber: Der Überschriftengenerator bedarf der Anpassung, weil immer noch zu unpräzise und reißerisch. Ich habe bis zu 10-mal generieren müssen, bis etwas halbwegs passendes dabei war...</text:p>
          </table:table-cell>
          <table:table-cell office:value-type="string" table:style-name="ce1">
            <text:p>Der Überschriftengenerator ist und bleibt eine Baustelle, ansonsten ist das alles auf einen gten Weg, wenn die (sich nun mehr wiederholenden) Punkte angepasst werden, die oben genannt wurden.</text:p>
          </table:table-cell>
          <table:table-cell office:value-type="string" table:style-name="ce1">
            <text:p>5: Fast bereit – inhaltlich stark, nur minimale Anpassungen oder Korrekturen nötig</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office:value-type="string" table:style-name="ce1">
            <text:p>Ja, es wurde ein höheres Qualitätsniveau erreicht</text:p>
          </table:table-cell>
          <table:table-cell table:number-columns-repeated="2" table:style-name="ce1"/>
          <table:table-cell office:value-type="string" table:style-name="ce4">
            <text:p>Anthropic Claude</text:p>
          </table:table-cell>
          <table:table-cell office:value-type="string" table:style-name="ce4">
            <text:p>Anthropic Claude</text:p>
          </table:table-cell>
          <table:table-cell office:value-type="string" table:style-name="ce1">
            <text:p>Deepseek</text:p>
          </table:table-cell>
          <table:table-cell office:value-type="string" table:style-name="ce1">
            <text:p>Deepseek</text:p>
          </table:table-cell>
          <table:table-cell office:value-type="string" table:style-name="ce1">
            <text:p>OpenAI</text:p>
          </table:table-cell>
          <table:table-cell office:value-type="string" table:style-name="ce1">
            <text:p>'Standard'</text:p>
          </table:table-cell>
          <table:table-cell office:value-type="float" office:value="3" table:style-name="ce1">
            <text:p>3</text:p>
          </table:table-cell>
          <table:table-cell office:value-type="string" table:style-name="ce1">
            <text:p>4: Gut - Überwiegend positiver Eindruck, kleinere Schwächen</text:p>
          </table:table-cell>
          <table:table-cell office:value-type="string" table:style-name="ce1">
            <text:p>5: Einfach - Die Bedienung war weitgehend selbsterklärend.</text:p>
          </table:table-cell>
          <table:table-cell office:value-type="string" table:style-name="ce1">
            <text:p>3: Teilweise hilfreich – Ich konnte teilweise nützliche Informationen finden, musste jedoch erheblichen Aufwand betreiben die Informationen zu validieren, um sie verwenden zu können.</text:p>
          </table:table-cell>
          <table:table-cell office:value-type="string" table:style-name="ce1">
            <text:p>5: Hilfreich – Ich konnte wichtige und verlässliche Informationen schnell und gut nutzen. Das Tool hat die Berichtserstellung sinnvoll unterstützt.</text:p>
          </table:table-cell>
          <table:table-cell office:value-type="string" table:style-name="ce1">
            <text:p>gut</text:p>
          </table:table-cell>
          <table:table-cell office:value-type="string" table:style-name="ce1">
            <text:p>befriedigend</text:p>
          </table:table-cell>
          <table:table-cell office:value-type="string" table:style-name="ce1">
            <text:p>Es war ein kleiner Beitrag, aber der Blick in den DWD-Bericht zur Witterung reicht mir eigentlich aus und muss mich nicht mit anderen Quellen herumschlagen. Fraglich, ob der Mehraufwand lohnt.</text:p>
          </table:table-cell>
          <table:table-cell office:value-type="string" table:style-name="ce5">
            <text:p/>
            <text:p/>
            <text:p>Das Websuche Tool ist es buntgemischt, das macht es noch schwieriger, relevanter heraus zu filtern. Aber im Prinzip gut, um enen Überblick zu bekommen.</text:p>
          </table:table-cell>
          <table:table-cell office:value-type="float" office:value="100" table:style-name="ce1">
            <text:p>100</text:p>
          </table:table-cell>
          <table:table-cell office:value-type="float" office:value="35" table:style-name="ce1">
            <text:p>35</text:p>
          </table:table-cell>
          <table:table-cell office:value-type="string" table:style-name="ce1">
            <text:p>5: Sehr gut - Effizienter, gut durchdachter Workflow</text:p>
          </table:table-cell>
          <table:table-cell office:value-type="string" table:style-name="ce1">
            <text:p>4: Gute Unterstützung - Generierte Inhalte sind größtenteils verwendbar kleinere Anpassungen und Ergänzungen nötig etwa 70-80% des Berichts direkt nutzbar</text:p>
          </table:table-cell>
          <table:table-cell office:value-type="string" table:style-name="ce1">
            <text:p><text:s/>Deutlich (ca. 50-70 %)</text:p>
          </table:table-cell>
          <table:table-cell office:value-type="string" table:style-name="ce1">
            <text:p>Die Daten sind sofort dar, das hilft. Man startet nicht blanko, was aber auch dazu vereitet, aus Fauhleit zu wenig anzupassen, worunter die W´Qualität leiden könnte.</text:p>
          </table:table-cell>
          <table:table-cell office:value-type="string" table:style-name="ce1">
            <text:p><text:s/>Gelegentliche kleinere Probleme</text:p>
          </table:table-cell>
          <table:table-cell office:value-type="string" table:style-name="ce1">
            <text:p>5: Sehr gut – Die Bedienung ist sehr benutzerfreundlich und intuitiv. Nutzer finden sich schnell zurecht und die Anwendung lässt sich problemlos verwenden.</text:p>
          </table:table-cell>
          <table:table-cell office:value-type="string" table:style-name="ce1">
            <text:p>Gerne auch schon beim Standard %-Angaben bei den Niederschlagsabweichungen machen, aber nur dort bitte!</text:p>
          </table:table-cell>
          <table:table-cell office:value-type="string" table:style-name="ce1">
            <text:p>Beim Sonnenscheinparameter bitte 1951 anstatt 1881</text:p>
          </table:table-cell>
          <table:table-cell office:value-type="string" table:style-name="ce1">
            <text:p>Hier bei der Simulation fand ich die Sprache gerade bei der Einleitung und OpenAI krass blumig, gar schwülstig...</text:p>
          </table:table-cell>
          <table:table-cell office:value-type="string" table:style-name="ce1">
            <text:p>Nicht wirklich perfekt passende</text:p>
          </table:table-cell>
          <table:table-cell office:value-type="float" office:value="8" table:style-name="ce1">
            <text:p>8</text:p>
          </table:table-cell>
          <table:table-cell office:value-type="string" table:style-name="ce1">
            <text:p>Hat etwas an Bild oder Springer-Presse allgemein erinnert. Zum Teil auch nicht ganz zutreffende Angaben. ALso zu reißerisch und zum Teil nicht ganz den Inhalt treffend.</text:p>
          </table:table-cell>
          <table:table-cell table:number-columns-repeated="2" table:style-name="ce1"/>
          <table:table-cell office:value-type="string" table:style-name="ce5">
            <text:p>Ja, das Tool ist erheblich besser geworden! Nur noch die schon genannten Punkte angehen, dann können wir das gerne nutzen. Die Struktur ist gut, die Datenaufbereitung zu 95% auch (ggf. Rundung Lufttemperatur prüfen)</text:p>
            <text:p>Die Texte meistens auch, aber bitte noch mehr berscheibend ausrichten als die KI Schlüsse und Interpretationen einbauen zu lassen. Kurz und prägnant ist immer besser! Dann kann man einfacher ergänzen/anpassen (so wie ich das gemacht habe)</text:p>
          </table:table-cell>
          <table:table-cell office:value-type="string" table:style-name="ce1">
            <text:p>Ja, alleine die Datenaufbereitung, wenn sie denn läuft, ist ganz hervvorragend. (Bitte den grauen Balken 1961-1990) aus den Abweichungsdiagrammen (Legende) entfernen, weil das ja die Null-Linie ist.</text:p>
            <text:p/>
            <text:p>Ansonstn sehr hlfreich und fast serienreif</text:p>
          </table:table-cell>
          <table:table-cell office:value-type="string" table:style-name="ce1">
            <text:p>Unbedingt, dadurch wird erheblich an Zeit gespart und man kann auch ohne R-Kenntnisse diese Berichte erstellen.</text:p>
          </table:table-cell>
          <table:table-cell office:value-type="string" table:style-name="ce1">
            <text:p>Weniger Vergleiche Köln Wartsein im Fließtext, evtl. mehr Beschreibung Verlauf KNP-Mittelwerte ohne Interpretation! Kurz und bündig schlägt blumig und ausufernd.</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432882.01" table:style-name="ce1">
            <text:p>432882,01</text:p>
          </table:table-cell>
          <table:table-cell office:value-type="string" table:style-name="ce3">
            <text:p>47,67%</text:p>
          </table:table-cell>
          <table:table-cell office:value-type="string" table:style-name="ce1">
            <text:p>de</text:p>
          </table:table-cell>
          <table:table-cell office:value-type="date" office:date-value="2025-06-12T00:00:00" table:style-name="ce2">
            <text:p>2025-06-12</text:p>
          </table:table-cell>
          <table:table-cell table:style-name="ce1"/>
          <table:table-cell office:value-type="string" table:style-name="ce3">
            <text:p>120:14:43</text:p>
          </table:table-cell>
          <table:table-cell office:value-type="float" office:value="358864" table:style-name="ce1">
            <text:p>358864</text:p>
          </table:table-cell>
          <table:table-cell office:value-type="float" office:value="3129" table:style-name="ce1">
            <text:p>3129</text:p>
          </table:table-cell>
          <table:table-cell office:value-type="float" office:value="3298" table:style-name="ce1">
            <text:p>3298</text:p>
          </table:table-cell>
          <table:table-cell office:value-type="float" office:value="64103" table:style-name="ce1">
            <text:p>64103</text:p>
          </table:table-cell>
          <table:table-cell office:value-type="float" office:value="3489" table:style-name="ce1">
            <text:p>348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18"/>
        </table:table-row>
        <table:table-row table:style-name="ro4">
          <table:table-cell office:value-type="float" office:value="4" table:style-name="ce1">
            <text:p>4</text:p>
          </table:table-cell>
          <table:table-cell table:style-name="ce2"/>
          <table:table-cell table:style-name="ce1"/>
          <table:table-cell office:value-type="string" table:style-name="ce1">
            <text:p>6: Vollständig genau – Alle Daten im Bericht sind korrekt und stimmen exakt mit den Inhalten und überein. Es gibt keine Fehler oder Ungenauigkeit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4: Meistens flüssig – Der Text ist größtenteils gut verständlich und flüssig geschrieben, mit nur gelegentlichen kleinen Fehlern oder ungeschickten Formulierungen, die den Lesefluss nicht wesentlich beeinträchtigen.</text:p>
          </table:table-cell>
          <table:table-cell office:value-type="string" table:style-name="ce1">
            <text:p>6. sehr gut</text:p>
          </table:table-cell>
          <table:table-cell table:style-name="ce1"/>
          <table:table-cell office:value-type="string" table:style-name="ce5">
            <text:p>Der Titelgenerator ist etwas reißerich und orientiert sich nicht ganz korrekt an den Inhalten. Ein zweiter oder dritter Platz ist noch kein Rekord! Ich musste schon 5-Mal klicken, um etwas halbewegs adäquates zu finden. Und gerne einen Artikel vor den/der/dem jeweiligen Monat/Jahreszeit oder Jahr stellen.</text:p>
            <text:p/>
            <text:p>Die Klimanormalperiode 1881-1910 muss nicht extra verglichen werden mit dem aktuellem Monatsmittelwert.</text:p>
            <text:p>Wir versuchen auch stets, die Entwicklung des Parameters anhand der Mittelwerte der drei in der Tabelle gezeigten Klimanormalperioden grob zu beschreiben, ohne eine zu große Interpretation einzubauen.</text:p>
            <text:p/>
            <text:p>Bei den Stationswerten werden auch noch Interpretationen gegeben, die so nicht zulässig sind, wie zum Beispiel: 'Damit zeigt der März 2025 eine moderate Intensivierung des städtisch-ländlichen Temperaturkontrasts:...' Eigentlich genügt der gleichbleibende Einleitungssatz zur Klärung der jeweiligen Umgebungssituation, dass muss nicht noch einmal anhand der Stationswerte (jedes Mal) herausgearbeitet werden.</text:p>
          </table:table-cell>
          <table:table-cell office:value-type="string" table:style-name="ce1">
            <text:p>Unterschiedliche Stile der Sprachmodelle sind hier und da bemerkbar keine größeren Programmierarbeiten notwendig</text:p>
          </table:table-cell>
          <table:table-cell office:value-type="string" table:style-name="ce1">
            <text:p>5: Fast bereit – inhaltlich stark, nur minimale Anpassungen oder Korrekturen nötig</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office:value-type="string" table:style-name="ce1">
            <text:p>Ja, es wurde ein höheres Qualitätsniveau erreicht</text:p>
          </table:table-cell>
          <table:table-cell table:number-columns-repeated="2" table:style-name="ce1"/>
          <table:table-cell office:value-type="string" table:style-name="ce1">
            <text:p>Deepseek</text:p>
          </table:table-cell>
          <table:table-cell office:value-type="string" table:style-name="ce4">
            <text:p>Anthropic Claude</text:p>
          </table:table-cell>
          <table:table-cell office:value-type="string" table:style-name="ce4">
            <text:p>Anthropic Claude</text:p>
          </table:table-cell>
          <table:table-cell office:value-type="string" table:style-name="ce1">
            <text:p>OpenAI GPT</text:p>
          </table:table-cell>
          <table:table-cell office:value-type="string" table:style-name="ce4">
            <text:p>Anthropic Claude</text:p>
          </table:table-cell>
          <table:table-cell table:style-name="ce1"/>
          <table:table-cell office:value-type="string" table:style-name="ce1">
            <text:p>6: Vollständig relevant und fokussiert – die Inhalte behandeln alle wichtigen Aspekte der Klimaatlas-Themen umfassend, präzise und zielgerichtet</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5: Sehr flüssig – Der Text ist durchgehend gut verständlich und flüssig geschrieben, mit nur minimalen sprachlichen Unstimmigkeiten, die kaum auffallen und den Lesefluss nicht stören.</text:p>
          </table:table-cell>
          <table:table-cell office:value-type="string" table:style-name="ce1">
            <text:p>5. gut</text:p>
          </table:table-cell>
          <table:table-cell table:number-columns-repeated="2" table:style-name="ce1"/>
          <table:table-cell office:value-type="string" table:style-name="ce1">
            <text:p>Die Datenvorschau und die Generierung von Überschriften wurden mir nicht angezeigt. Vielleicht ein Anwenderfehler?</text:p>
          </table:table-cell>
          <table:table-cell office:value-type="string" table:style-name="ce1">
            <text:p>5: Fast bereit – inhaltlich stark, nur minimale Anpassungen oder Korrekturen nötig</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office:value-type="string" table:style-name="ce1">
            <text:p>Ja, es wurde ein höheres Qualitätsniveau erreicht</text:p>
          </table:table-cell>
          <table:table-cell table:number-columns-repeated="2" table:style-name="ce1"/>
          <table:table-cell office:value-type="string" table:style-name="ce1">
            <text:p>Deepseek</text:p>
          </table:table-cell>
          <table:table-cell office:value-type="string" table:style-name="ce4">
            <text:p>Anthropic Claude</text:p>
          </table:table-cell>
          <table:table-cell office:value-type="string" table:style-name="ce1">
            <text:p>OpenAI GPT</text:p>
          </table:table-cell>
          <table:table-cell office:value-type="string" table:style-name="ce4">
            <text:p>Anthropic Claude</text:p>
          </table:table-cell>
          <table:table-cell office:value-type="string" table:style-name="ce4">
            <text:p>Anthropic Claude</text:p>
          </table:table-cell>
          <table:table-cell office:value-type="string" table:style-name="ce1">
            <text:p>4: Meistens genau – Fast alle Daten sind korrekt und stimmen mit den Inhalten überein. Es gibt nur wenige kleinere Fehler, die die Gesamtqualität nicht wesentlich beeinträchtig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4: Meistens flüssig – Der Text ist größtenteils gut verständlich und flüssig geschrieben, mit nur gelegentlichen kleinen Fehlern oder ungeschickten Formulierungen, die den Lesefluss nicht wesentlich beeinträchtigen.</text:p>
          </table:table-cell>
          <table:table-cell office:value-type="string" table:style-name="ce1">
            <text:p>4. befriedigend</text:p>
          </table:table-cell>
          <table:table-cell office:value-type="string" table:style-name="ce1">
            <text:p>Wenn ich die Daten erst im generierten Text gegenprüfe, kann ich nur gegenüber Quartalswerten kontrollieren. Der Text geht aber auch auf die Temperatur einzelner Monate ein.</text:p>
          </table:table-cell>
          <table:table-cell table:number-columns-repeated="2" table:style-name="ce1"/>
          <table:table-cell office:value-type="string" table:style-name="ce1">
            <text:p>4: Weitgehend bereit – der Bericht ist größtenteils fertig, aber kleinere Korrekturen sind erforderlich</text:p>
          </table:table-cell>
          <table:table-cell table:style-name="ce1"/>
          <table:table-cell office:value-type="string" table:style-name="ce1">
            <text:p>Ja, der Vergleich der Varianten hat die Entscheidung erleichtert</text:p>
          </table:table-cell>
          <table:table-cell table:number-columns-repeated="3" table:style-name="ce1"/>
          <table:table-cell office:value-type="string" table:style-name="ce1">
            <text:p>OpenAI GPT</text:p>
          </table:table-cell>
          <table:table-cell office:value-type="string" table:style-name="ce4">
            <text:p>Anthropic Claude</text:p>
          </table:table-cell>
          <table:table-cell office:value-type="string" table:style-name="ce1">
            <text:p>OpenAI GPT</text:p>
          </table:table-cell>
          <table:table-cell office:value-type="string" table:style-name="ce4">
            <text:p>Anthropic Claude</text:p>
          </table:table-cell>
          <table:table-cell office:value-type="string" table:style-name="ce1">
            <text:p>OpenAI GPT</text:p>
          </table:table-cell>
          <table:table-cell office:value-type="string" table:style-name="ce1">
            <text:p>5: Sehr genau – Nahezu alle Daten sind korrekt und stimmen mit den Inhalten überein. Es gibt nur minimale Abweichungen, die vernachlässigbar sind.</text:p>
          </table:table-cell>
          <table:table-cell office:value-type="string" table:style-name="ce1">
            <text:p>6: Vollständig relevant und fokussiert – die Inhalte behandeln alle wichtigen Aspekte der Klimaatlas-Themen umfassend, präzise und zielgerichtet</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5: Sehr flüssig – Der Text ist durchgehend gut verständlich und flüssig geschrieben, mit nur minimalen sprachlichen Unstimmigkeiten, die kaum auffallen und den Lesefluss nicht stören.</text:p>
          </table:table-cell>
          <table:table-cell office:value-type="string" table:style-name="ce1">
            <text:p>5. gut</text:p>
          </table:table-cell>
          <table:table-cell office:value-type="string" table:style-name="ce1">
            <text:p>siehe Anmerkung zum März-Bericht in der Advanced Version</text:p>
          </table:table-cell>
          <table:table-cell table:number-columns-repeated="2" table:style-name="ce1"/>
          <table:table-cell office:value-type="string" table:style-name="ce1">
            <text:p>5: Fast bereit – inhaltlich stark, nur minimale Anpassungen oder Korrekturen nötig</text:p>
          </table:table-cell>
          <table:table-cell table:style-name="ce1"/>
          <table:table-cell office:value-type="string" table:style-name="ce1">
            <text:p>Ja, der Vergleich der Varianten hat die Entscheidung erleichtert</text:p>
          </table:table-cell>
          <table:table-cell office:value-type="string" table:style-name="ce1">
            <text:p>Ja, es wurde ein höheres Qualitätsniveau erreicht</text:p>
          </table:table-cell>
          <table:table-cell table:number-columns-repeated="2" table:style-name="ce1"/>
          <table:table-cell office:value-type="string" table:style-name="ce4">
            <text:p>Anthropic Claude</text:p>
          </table:table-cell>
          <table:table-cell office:value-type="string" table:style-name="ce4">
            <text:p>Anthropic Claude</text:p>
          </table:table-cell>
          <table:table-cell office:value-type="string" table:style-name="ce1">
            <text:p>OpenAI GPT</text:p>
          </table:table-cell>
          <table:table-cell office:value-type="string" table:style-name="ce1">
            <text:p>OpenAI GPT</text:p>
          </table:table-cell>
          <table:table-cell office:value-type="string" table:style-name="ce4">
            <text:p>Anthropic Claude</text:p>
          </table:table-cell>
          <table:table-cell office:value-type="string" table:style-name="ce1">
            <text:p>4: Meistens genau – Fast alle Daten sind korrekt und stimmen mit den Inhalten überein. Es gibt nur wenige kleinere Fehler, die die Gesamtqualität nicht wesentlich beeinträchtigen.</text:p>
          </table:table-cell>
          <table:table-cell office:value-type="string" table:style-name="ce1">
            <text:p>5: Überwiegend relevant – die Inhalte behandeln die meisten wichtigen Aspekte der Klimaatlas-Themen (Temperatur, Niederschlag, etc.) mit nur wenigen kleineren Lücken</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5: Sehr flüssig – Der Text ist durchgehend gut verständlich und flüssig geschrieben, mit nur minimalen sprachlichen Unstimmigkeiten, die kaum auffallen und den Lesefluss nicht stören.</text:p>
          </table:table-cell>
          <table:table-cell office:value-type="string" table:style-name="ce1">
            <text:p>5. gut</text:p>
          </table:table-cell>
          <table:table-cell table:number-columns-repeated="3" table:style-name="ce1"/>
          <table:table-cell office:value-type="string" table:style-name="ce1">
            <text:p>4: Weitgehend bereit – der Bericht ist größtenteils fertig, aber kleinere Korrekturen sind erforderlich</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table:number-columns-repeated="3" table:style-name="ce1"/>
          <table:table-cell office:value-type="string" table:style-name="ce4">
            <text:p>Anthropic Claude</text:p>
          </table:table-cell>
          <table:table-cell office:value-type="string" table:style-name="ce1">
            <text:p>OpenAI GPT</text:p>
          </table:table-cell>
          <table:table-cell office:value-type="string" table:style-name="ce4">
            <text:p>Anthropic Claude</text:p>
          </table:table-cell>
          <table:table-cell office:value-type="string" table:style-name="ce1">
            <text:p>OpenAI GPT</text:p>
          </table:table-cell>
          <table:table-cell office:value-type="string" table:style-name="ce1">
            <text:p>OpenAI GPT</text:p>
          </table:table-cell>
          <table:table-cell office:value-type="string" table:style-name="ce1">
            <text:p>5: Sehr genau – Nahezu alle Daten sind korrekt und stimmen mit den Inhalten überein. Es gibt nur minimale Abweichungen, die vernachlässigbar sind.</text:p>
          </table:table-cell>
          <table:table-cell office:value-type="string" table:style-name="ce1">
            <text:p>4: Teilweise relevant – die Inhalte decken manche wichtigen Aspekte der Klimaatlas-Themen ab, weisen jedoch deutliche thematische Lücken oder Ungenauigkeiten auf</text:p>
          </table:table-cell>
          <table:table-cell office:value-type="string" table:style-name="ce1">
            <text:p>5: Sehr gut strukturiert - eine klare Berichtsorganisation ist umgesetzt, mit vernachlässigbaren Abweichungen in der Struktur.</text:p>
          </table:table-cell>
          <table:table-cell office:value-type="string" table:style-name="ce1">
            <text:p>5: Sehr flüssig – Der Text ist durchgehend gut verständlich und flüssig geschrieben, mit nur minimalen sprachlichen Unstimmigkeiten, die kaum auffallen und den Lesefluss nicht stören.</text:p>
          </table:table-cell>
          <table:table-cell office:value-type="string" table:style-name="ce1">
            <text:p>5. gut</text:p>
          </table:table-cell>
          <table:table-cell table:number-columns-repeated="3" table:style-name="ce1"/>
          <table:table-cell office:value-type="string" table:style-name="ce1">
            <text:p>5: Fast bereit – inhaltlich stark, nur minimale Anpassungen oder Korrekturen nötig</text:p>
          </table:table-cell>
          <table:table-cell office:value-type="string" table:style-name="ce1">
            <text:p>Ja, es konnten inhaltlich bessere Ergebnisse erzielt werden</text:p>
          </table:table-cell>
          <table:table-cell office:value-type="string" table:style-name="ce1">
            <text:p>Ja, der Vergleich der Varianten hat die Entscheidung erleichtert</text:p>
          </table:table-cell>
          <table:table-cell table:number-columns-repeated="3" table:style-name="ce1"/>
          <table:table-cell office:value-type="string" table:style-name="ce4">
            <text:p>Anthropic Claude</text:p>
          </table:table-cell>
          <table:table-cell office:value-type="string" table:style-name="ce4">
            <text:p>Anthropic Claude</text:p>
          </table:table-cell>
          <table:table-cell office:value-type="string" table:style-name="ce4">
            <text:p>Anthropic Claude</text:p>
          </table:table-cell>
          <table:table-cell office:value-type="string" table:style-name="ce4">
            <text:p>Anthropic Claude</text:p>
          </table:table-cell>
          <table:table-cell office:value-type="string" table:style-name="ce1">
            <text:p>OpenAI GPT</text:p>
          </table:table-cell>
          <table:table-cell office:value-type="string" table:style-name="ce1">
            <text:p>'Standard'</text:p>
          </table:table-cell>
          <table:table-cell office:value-type="float" office:value="2" table:style-name="ce1">
            <text:p>2</text:p>
          </table:table-cell>
          <table:table-cell office:value-type="string" table:style-name="ce1">
            <text:p>5: Sehr gut - ansprechender und übersichtlicher Eindruck</text:p>
          </table:table-cell>
          <table:table-cell office:value-type="string" table:style-name="ce1">
            <text:p>6: Sehr einfach - Ich wusste sofort, was zu tun ist – sehr intuitiv und klar strukturiert.</text:p>
          </table:table-cell>
          <table:table-cell office:value-type="string" table:style-name="ce1">
            <text:p>4: Eher hilfreich – Die bereitgestellten Informationen waren insgesamt nützlich, auch wenn vereinzelt Fehler zu finden waren und die Informationsvalidierung teilweise zeitaufwändig war.</text:p>
          </table:table-cell>
          <table:table-cell office:value-type="string" table:style-name="ce1">
            <text:p>5: Hilfreich – Ich konnte wichtige und verlässliche Informationen schnell und gut nutzen. Das Tool hat die Berichtserstellung sinnvoll unterstützt.</text:p>
          </table:table-cell>
          <table:table-cell office:value-type="string" table:style-name="ce1">
            <text:p>gut</text:p>
          </table:table-cell>
          <table:table-cell office:value-type="string" table:style-name="ce1">
            <text:p>gut</text:p>
          </table:table-cell>
          <table:table-cell table:number-columns-repeated="2" table:style-name="ce1"/>
          <table:table-cell office:value-type="float" office:value="90" table:style-name="ce1">
            <text:p>90</text:p>
          </table:table-cell>
          <table:table-cell office:value-type="float" office:value="20" table:style-name="ce1">
            <text:p>20</text:p>
          </table:table-cell>
          <table:table-cell office:value-type="string" table:style-name="ce1">
            <text:p>6: Ausgezeichnet - Ausgezeichnet, optimierter Arbeitsablauf</text:p>
          </table:table-cell>
          <table:table-cell office:value-type="string" table:style-name="ce1">
            <text:p>5: Sehr gute Unterstützung - Hochwertige, fast publikationsreife Texte werden generiert nur geringfügige Feinabstimmungen erforderlich über 90% des generierten Inhalts direkt verwendbar</text:p>
          </table:table-cell>
          <table:table-cell office:value-type="string" table:style-name="ce1">
            <text:p>hoch (ca. 70-90 %)</text:p>
          </table:table-cell>
          <table:table-cell office:value-type="string" table:style-name="ce1">
            <text:p>Es wird eine vollständige Grundlage erarbeitet, die durch den Menschen noch final gecheckt und optimiert werden muss.</text:p>
          </table:table-cell>
          <table:table-cell office:value-type="string" table:style-name="ce1">
            <text:p><text:s/>Gelegentliche kleinere Probleme</text:p>
          </table:table-cell>
          <table:table-cell office:value-type="string" table:style-name="ce1">
            <text:p>6: Ausgezeichnet – Die Benutzeroberfläche ist hervorragend gestaltet. Die Bedienung ist intuitiv, effizient und angenehm.</text:p>
          </table:table-cell>
          <table:table-cell office:value-type="string" table:style-name="ce1">
            <text:p>Sofern Texte manuell angefasst werden, bräuchte es einen Rückgängig-Button, um nicht komplett neu generieren zu müssen, wenn der Ausgangszustand benötigt wird.</text:p>
          </table:table-cell>
          <table:table-cell table:number-columns-repeated="2" table:style-name="ce1"/>
          <table:table-cell office:value-type="string" table:style-name="ce1">
            <text:p>Ja, in der Standard-Version</text:p>
          </table:table-cell>
          <table:table-cell office:value-type="float" office:value="0" table:style-name="ce1">
            <text:p>0</text:p>
          </table:table-cell>
          <table:table-cell office:value-type="string" table:style-name="ce1">
            <text:p>angemessene Auswahl</text:p>
          </table:table-cell>
          <table:table-cell table:number-columns-repeated="2" table:style-name="ce1"/>
          <table:table-cell office:value-type="string" table:style-name="ce1">
            <text:p>Anregungen wurden umgesetzt - dadurch ist das Tool viel besser anwendbar für den Zweck</text:p>
          </table:table-cell>
          <table:table-cell office:value-type="string" table:style-name="ce1">
            <text:p>Reduzierung des Zeitaufwands Aufgabe schneller und unkompliziert auf andere Personen übertragbar</text:p>
          </table:table-cell>
          <table:table-cell table:number-columns-repeated="2"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9170.5300000000007" table:style-name="ce1">
            <text:p>9170,53</text:p>
          </table:table-cell>
          <table:table-cell office:value-type="string" table:style-name="ce3">
            <text:p>87,21%</text:p>
          </table:table-cell>
          <table:table-cell office:value-type="string" table:style-name="ce1">
            <text:p>de</text:p>
          </table:table-cell>
          <table:table-cell office:value-type="date" office:date-value="2025-06-16T00:00:00" table:style-name="ce2">
            <text:p>2025-06-16</text:p>
          </table:table-cell>
          <table:table-cell office:value-type="date" office:date-value="2025-06-16T00:00:00" table:style-name="ce2">
            <text:p>2025-06-16</text:p>
          </table:table-cell>
          <table:table-cell office:value-type="string" table:style-name="ce3">
            <text:p><text:s/>02:32:51</text:p>
          </table:table-cell>
          <table:table-cell office:value-type="float" office:value="162" table:style-name="ce1">
            <text:p>162</text:p>
          </table:table-cell>
          <table:table-cell office:value-type="float" office:value="2454" table:style-name="ce1">
            <text:p>2454</text:p>
          </table:table-cell>
          <table:table-cell office:value-type="float" office:value="1612" table:style-name="ce1">
            <text:p>1612</text:p>
          </table:table-cell>
          <table:table-cell office:value-type="float" office:value="1592" table:style-name="ce1">
            <text:p>1592</text:p>
          </table:table-cell>
          <table:table-cell office:value-type="float" office:value="831" table:style-name="ce1">
            <text:p>831</text:p>
          </table:table-cell>
          <table:table-cell office:value-type="float" office:value="1098" table:style-name="ce1">
            <text:p>1098</text:p>
          </table:table-cell>
          <table:table-cell office:value-type="float" office:value="385" table:style-name="ce1">
            <text:p>385</text:p>
          </table:table-cell>
          <table:table-cell office:value-type="float" office:value="893" table:style-name="ce1">
            <text:p>893</text:p>
          </table:table-cell>
          <table:table-cell office:value-type="float" office:value="138" table:style-name="ce1">
            <text:p>138</text:p>
          </table:table-cell>
          <table:table-cell office:value-type="float" office:value="5" table:style-name="ce1">
            <text:p>5</text:p>
          </table:table-cell>
          <table:table-cell table:number-columns-repeated="16218"/>
        </table:table-row>
        <table:table-row table:style-name="ro5">
          <table:table-cell table:number-columns-repeated="8" table:style-name="ce1"/>
          <table:table-cell table:number-columns-repeated="3" table:style-name="ce4"/>
          <table:table-cell table:number-columns-repeated="16373" table:style-name="ce1"/>
        </table:table-row>
        <table:table-row table:number-rows-repeated="104857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office:font-face-decls>
  <office:styles>
    <number:number-style style:name="N0">
      <number:number number:min-integer-digits="1"/>
    </number:number-style>
    <number:text-style style:name="N30">
      <number:text-content/>
    </number:text-style>
    <number:date-style style:name="N36">
      <number:year number:style="long"/>
      <number:text>-</number:text>
      <number:month number:style="long"/>
      <number:text>-</number:text>
      <number:day number:style="long"/>
    </number:date-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Aptos Narrow" style:font-name-asian="Aptos Narrow" style:font-name-complex="Aptos Narrow" fo:font-size="12pt" style:font-size-asian="12pt" style:font-size-complex="12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Seit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727</meta:generator>
    <dc:creator>Falk Stankat</dc:creator>
    <meta:creation-date>2025-08-10T20:48:16Z</meta:creation-date>
    <dc:date>2025-08-15T17:42:32Z</dc:date>
    <meta:editing-cycles>8</meta:editing-cycles>
    <meta:editing-duration>PT199093S</meta:editing-duration>
  </office:meta>
</office:document-meta>
</file>